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mall_fixed_rank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ing performance after 200 epochs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timing</text:p>
          </table:table-cell>
          <table:table-cell table:style-name="Default" office:value-type="string" calcext:value-type="string">
            <text:p>train_loss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test_loss</text:p>
          </table:table-cell>
          <table:table-cell table:style-name="Default" office:value-type="string" calcext:value-type="string">
            <text:p>test_acc</text:p>
          </table:table-cell>
          <table:table-cell table:style-name="Default" office:value-type="string" calcext:value-type="string">
            <text:p>cr_test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Default" office:value-type="float" office:value="22.7517762184143" calcext:value-type="float">
            <text:p>22.7517762184143</text:p>
          </table:table-cell>
          <table:table-cell table:style-name="Default" office:value-type="float" office:value="0.4637833" calcext:value-type="float">
            <text:p>0.4637833</text:p>
          </table:table-cell>
          <table:table-cell table:style-name="Default" office:value-type="float" office:value="0.8676786" calcext:value-type="float">
            <text:p>0.8676786</text:p>
          </table:table-cell>
          <table:table-cell table:style-name="Default" office:value-type="float" office:value="2.9168193" calcext:value-type="float">
            <text:p>2.9168193</text:p>
          </table:table-cell>
          <table:table-cell table:style-name="Default" office:value-type="float" office:value="0.6022489" calcext:value-type="float">
            <text:p>0.60224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5:.C6])" office:value-type="float" office:value="22.7460994720459" calcext:value-type="float">
            <text:p>22.7460994720459</text:p>
          </table:table-cell>
          <table:table-cell table:formula="of:=AVERAGE([.D5:.D6])" office:value-type="float" office:value="0.525351" calcext:value-type="float">
            <text:p>0.525351</text:p>
          </table:table-cell>
          <table:table-cell table:formula="of:=AVERAGE([.E5:.E6])" office:value-type="float" office:value="0.853214035" calcext:value-type="float">
            <text:p>0.853214035</text:p>
          </table:table-cell>
          <table:table-cell table:formula="of:=AVERAGE([.F5:.F6])" office:value-type="float" office:value="2.83595595" calcext:value-type="float">
            <text:p>2.83595595</text:p>
          </table:table-cell>
          <table:table-cell table:formula="of:=AVERAGE([.G5:.G6])" office:value-type="float" office:value="0.60220425" calcext:value-type="float">
            <text:p>0.60220425</text:p>
          </table:table-cell>
          <table:table-cell table:formula="of:=AVERAGE([.H5:.H6])" office:value-type="float" office:value="0" calcext:value-type="float">
            <text:p>0</text:p>
          </table:table-cell>
          <table:table-cell table:formula="of:=[.O5]-[.O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office:value-type="float" office:value="22.7404227256775" calcext:value-type="float">
            <text:p>22.7404227256775</text:p>
          </table:table-cell>
          <table:table-cell table:style-name="Default" office:value-type="float" office:value="0.5869187" calcext:value-type="float">
            <text:p>0.5869187</text:p>
          </table:table-cell>
          <table:table-cell table:style-name="Default" office:value-type="float" office:value="0.83874947" calcext:value-type="float">
            <text:p>0.83874947</text:p>
          </table:table-cell>
          <table:table-cell table:style-name="Default" office:value-type="float" office:value="2.7550926" calcext:value-type="float">
            <text:p>2.7550926</text:p>
          </table:table-cell>
          <table:table-cell table:style-name="Default" office:value-type="float" office:value="0.6021596" calcext:value-type="float">
            <text:p>0.60215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C7:.C10])" office:value-type="float" office:value="72.1728172898293" calcext:value-type="float">
            <text:p>72.1728172898293</text:p>
          </table:table-cell>
          <table:table-cell table:formula="of:=AVERAGE([.D7:.D10])" office:value-type="float" office:value="0.912683885" calcext:value-type="float">
            <text:p>0.912683885</text:p>
          </table:table-cell>
          <table:table-cell table:formula="of:=AVERAGE([.E7:.E10])" office:value-type="float" office:value="0.784432255" calcext:value-type="float">
            <text:p>0.784432255</text:p>
          </table:table-cell>
          <table:table-cell table:formula="of:=AVERAGE([.F7:.F10])" office:value-type="float" office:value="2.635544825" calcext:value-type="float">
            <text:p>2.635544825</text:p>
          </table:table-cell>
          <table:table-cell table:formula="of:=AVERAGE([.G7:.G10])" office:value-type="float" office:value="0.5927606" calcext:value-type="float">
            <text:p>0.5927606</text:p>
          </table:table-cell>
          <table:table-cell table:formula="of:=AVERAGE([.H7:.H10])" office:value-type="float" office:value="-0.260189262625316" calcext:value-type="float">
            <text:p>-0.260189262625316</text:p>
          </table:table-cell>
          <table:table-cell table:formula="of:=[.O$5]-[.O6]" office:value-type="float" office:value="0.00944365000000003" calcext:value-type="float">
            <text:p>0.0094436500000000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2.1082310676575" calcext:value-type="float">
            <text:p>72.1082310676575</text:p>
          </table:table-cell>
          <table:table-cell office:value-type="float" office:value="0.7883181" calcext:value-type="float">
            <text:p>0.7883181</text:p>
          </table:table-cell>
          <table:table-cell office:value-type="float" office:value="0.8088503" calcext:value-type="float">
            <text:p>0.8088503</text:p>
          </table:table-cell>
          <table:table-cell office:value-type="float" office:value="2.723177" calcext:value-type="float">
            <text:p>2.723177</text:p>
          </table:table-cell>
          <table:table-cell office:value-type="float" office:value="0.588158" calcext:value-type="float">
            <text:p>0.588158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C11:.C15])" office:value-type="float" office:value="68.9514762878418" calcext:value-type="float">
            <text:p>68.9514762878418</text:p>
          </table:table-cell>
          <table:table-cell table:formula="of:=AVERAGE([.D11:.D15])" office:value-type="float" office:value="0.933445162" calcext:value-type="float">
            <text:p>0.933445162</text:p>
          </table:table-cell>
          <table:table-cell table:formula="of:=AVERAGE([.E11:.E15])" office:value-type="float" office:value="0.779176448" calcext:value-type="float">
            <text:p>0.779176448</text:p>
          </table:table-cell>
          <table:table-cell table:formula="of:=AVERAGE([.F11:.F15])" office:value-type="float" office:value="2.63025164" calcext:value-type="float">
            <text:p>2.63025164</text:p>
          </table:table-cell>
          <table:table-cell table:formula="of:=AVERAGE([.G11:.G15])" office:value-type="float" office:value="0.587789716" calcext:value-type="float">
            <text:p>0.587789716</text:p>
          </table:table-cell>
          <table:table-cell table:formula="of:=AVERAGE([.H11:.H15])" office:value-type="float" office:value="-0.0203316780661482" calcext:value-type="float">
            <text:p>-0.0203316780661482</text:p>
          </table:table-cell>
          <table:table-cell table:formula="of:=[.O$5]-[.O7]" office:value-type="float" office:value="0.014414534" calcext:value-type="float">
            <text:p>0.014414534</text:p>
          </table:table-cell>
        </table:table-row>
        <table:table-row table:style-name="ro1">
          <table:table-cell table:number-columns-repeated="2"/>
          <table:table-cell office:value-type="float" office:value="72.351743221283" calcext:value-type="float">
            <text:p>72.351743221283</text:p>
          </table:table-cell>
          <table:table-cell office:value-type="float" office:value="0.8057357" calcext:value-type="float">
            <text:p>0.8057357</text:p>
          </table:table-cell>
          <table:table-cell office:value-type="float" office:value="0.80521727" calcext:value-type="float">
            <text:p>0.80521727</text:p>
          </table:table-cell>
          <table:table-cell office:value-type="float" office:value="2.7115583" calcext:value-type="float">
            <text:p>2.7115583</text:p>
          </table:table-cell>
          <table:table-cell office:value-type="float" office:value="0.59153414" calcext:value-type="float">
            <text:p>0.59153414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C16:.C20])" office:value-type="float" office:value="65.7274512290955" calcext:value-type="float">
            <text:p>65.7274512290955</text:p>
          </table:table-cell>
          <table:table-cell table:formula="of:=AVERAGE([.D16:.D20])" office:value-type="float" office:value="1.0516819" calcext:value-type="float">
            <text:p>1.0516819</text:p>
          </table:table-cell>
          <table:table-cell table:formula="of:=AVERAGE([.E16:.E20])" office:value-type="float" office:value="0.755265494" calcext:value-type="float">
            <text:p>0.755265494</text:p>
          </table:table-cell>
          <table:table-cell table:formula="of:=AVERAGE([.F16:.F20])" office:value-type="float" office:value="2.62744918" calcext:value-type="float">
            <text:p>2.62744918</text:p>
          </table:table-cell>
          <table:table-cell table:formula="of:=AVERAGE([.G16:.G20])" office:value-type="float" office:value="0.583702344" calcext:value-type="float">
            <text:p>0.583702344</text:p>
          </table:table-cell>
          <table:table-cell table:formula="of:=AVERAGE([.H16:.H20])" office:value-type="float" office:value="0.200787032699335" calcext:value-type="float">
            <text:p>0.200787032699335</text:p>
          </table:table-cell>
          <table:table-cell table:formula="of:=[.O$5]-[.O8]" office:value-type="float" office:value="0.018501906" calcext:value-type="float">
            <text:p>0.018501906</text:p>
          </table:table-cell>
        </table:table-row>
        <table:table-row table:style-name="ro1">
          <table:table-cell table:number-columns-repeated="2"/>
          <table:table-cell office:value-type="float" office:value="71.0507872104645" calcext:value-type="float">
            <text:p>71.0507872104645</text:p>
          </table:table-cell>
          <table:table-cell office:value-type="float" office:value="0.82544494" calcext:value-type="float">
            <text:p>0.82544494</text:p>
          </table:table-cell>
          <table:table-cell office:value-type="float" office:value="0.8008966" calcext:value-type="float">
            <text:p>0.8008966</text:p>
          </table:table-cell>
          <table:table-cell office:value-type="float" office:value="2.6768634" calcext:value-type="float">
            <text:p>2.6768634</text:p>
          </table:table-cell>
          <table:table-cell office:value-type="float" office:value="0.59506106" calcext:value-type="float">
            <text:p>0.59506106</text:p>
          </table:table-cell>
          <table:table-cell office:value-type="float" office:value="-0.260189262625316" calcext:value-type="float">
            <text:p>-0.2601892626253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C21:.C25])" office:value-type="float" office:value="63.8286707878113" calcext:value-type="float">
            <text:p>63.8286707878113</text:p>
          </table:table-cell>
          <table:table-cell table:formula="of:=AVERAGE([.D21:.D25])" office:value-type="float" office:value="1.22708032" calcext:value-type="float">
            <text:p>1.22708032</text:p>
          </table:table-cell>
          <table:table-cell table:formula="of:=AVERAGE([.E21:.E25])" office:value-type="float" office:value="0.722896012" calcext:value-type="float">
            <text:p>0.722896012</text:p>
          </table:table-cell>
          <table:table-cell table:formula="of:=AVERAGE([.F21:.F25])" office:value-type="float" office:value="2.5838713" calcext:value-type="float">
            <text:p>2.5838713</text:p>
          </table:table-cell>
          <table:table-cell table:formula="of:=AVERAGE([.G21:.G25])" office:value-type="float" office:value="0.57727804" calcext:value-type="float">
            <text:p>0.57727804</text:p>
          </table:table-cell>
          <table:table-cell table:formula="of:=AVERAGE([.H21:.H25])" office:value-type="float" office:value="0.403166869671133" calcext:value-type="float">
            <text:p>0.403166869671133</text:p>
          </table:table-cell>
          <table:table-cell table:formula="of:=[.O$5]-[.O9]" office:value-type="float" office:value="0.0249262099999999" calcext:value-type="float">
            <text:p>0.0249262099999999</text:p>
          </table:table-cell>
        </table:table-row>
        <table:table-row table:style-name="ro1">
          <table:table-cell table:number-columns-repeated="2"/>
          <table:table-cell office:value-type="float" office:value="73.1805076599121" calcext:value-type="float">
            <text:p>73.1805076599121</text:p>
          </table:table-cell>
          <table:table-cell office:value-type="float" office:value="1.2312368" calcext:value-type="float">
            <text:p>1.2312368</text:p>
          </table:table-cell>
          <table:table-cell office:value-type="float" office:value="0.72276485" calcext:value-type="float">
            <text:p>0.72276485</text:p>
          </table:table-cell>
          <table:table-cell office:value-type="float" office:value="2.4305806" calcext:value-type="float">
            <text:p>2.4305806</text:p>
          </table:table-cell>
          <table:table-cell office:value-type="float" office:value="0.5962892" calcext:value-type="float">
            <text:p>0.5962892</text:p>
          </table:table-cell>
          <table:table-cell office:value-type="float" office:value="-0.260189262625316" calcext:value-type="float">
            <text:p>-0.2601892626253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9.2490184307098" calcext:value-type="float">
            <text:p>69.2490184307098</text:p>
          </table:table-cell>
          <table:table-cell office:value-type="float" office:value="1.0449176" calcext:value-type="float">
            <text:p>1.0449176</text:p>
          </table:table-cell>
          <table:table-cell office:value-type="float" office:value="0.75516504" calcext:value-type="float">
            <text:p>0.75516504</text:p>
          </table:table-cell>
          <table:table-cell office:value-type="float" office:value="2.5426867" calcext:value-type="float">
            <text:p>2.5426867</text:p>
          </table:table-cell>
          <table:table-cell office:value-type="float" office:value="0.59163904" calcext:value-type="float">
            <text:p>0.59163904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642578125" calcext:value-type="float">
            <text:p>68.642578125</text:p>
          </table:table-cell>
          <table:table-cell office:value-type="float" office:value="0.94600606" calcext:value-type="float">
            <text:p>0.94600606</text:p>
          </table:table-cell>
          <table:table-cell office:value-type="float" office:value="0.77551633" calcext:value-type="float">
            <text:p>0.77551633</text:p>
          </table:table-cell>
          <table:table-cell office:value-type="float" office:value="2.6076171" calcext:value-type="float">
            <text:p>2.6076171</text:p>
          </table:table-cell>
          <table:table-cell office:value-type="float" office:value="0.58741343" calcext:value-type="float">
            <text:p>0.58741343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6186866760254" calcext:value-type="float">
            <text:p>68.6186866760254</text:p>
          </table:table-cell>
          <table:table-cell office:value-type="float" office:value="0.9179335" calcext:value-type="float">
            <text:p>0.9179335</text:p>
          </table:table-cell>
          <table:table-cell office:value-type="float" office:value="0.78285474" calcext:value-type="float">
            <text:p>0.78285474</text:p>
          </table:table-cell>
          <table:table-cell office:value-type="float" office:value="2.6333172" calcext:value-type="float">
            <text:p>2.6333172</text:p>
          </table:table-cell>
          <table:table-cell office:value-type="float" office:value="0.5872537" calcext:value-type="float">
            <text:p>0.5872537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9.303838968277" calcext:value-type="float">
            <text:p>69.303838968277</text:p>
          </table:table-cell>
          <table:table-cell office:value-type="float" office:value="0.8863254" calcext:value-type="float">
            <text:p>0.8863254</text:p>
          </table:table-cell>
          <table:table-cell office:value-type="float" office:value="0.78968143" calcext:value-type="float">
            <text:p>0.78968143</text:p>
          </table:table-cell>
          <table:table-cell office:value-type="float" office:value="2.685649" calcext:value-type="float">
            <text:p>2.685649</text:p>
          </table:table-cell>
          <table:table-cell office:value-type="float" office:value="0.58608526" calcext:value-type="float">
            <text:p>0.58608526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8.9432592391968" calcext:value-type="float">
            <text:p>68.9432592391968</text:p>
          </table:table-cell>
          <table:table-cell office:value-type="float" office:value="0.87204325" calcext:value-type="float">
            <text:p>0.87204325</text:p>
          </table:table-cell>
          <table:table-cell office:value-type="float" office:value="0.7926647" calcext:value-type="float">
            <text:p>0.7926647</text:p>
          </table:table-cell>
          <table:table-cell office:value-type="float" office:value="2.6819882" calcext:value-type="float">
            <text:p>2.6819882</text:p>
          </table:table-cell>
          <table:table-cell office:value-type="float" office:value="0.58655715" calcext:value-type="float">
            <text:p>0.58655715</text:p>
          </table:table-cell>
          <table:table-cell office:value-type="float" office:value="-0.0203316780661482" calcext:value-type="float">
            <text:p>-0.02033167806614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4.9554216861725" calcext:value-type="float">
            <text:p>64.9554216861725</text:p>
          </table:table-cell>
          <table:table-cell office:value-type="float" office:value="1.1118553" calcext:value-type="float">
            <text:p>1.1118553</text:p>
          </table:table-cell>
          <table:table-cell office:value-type="float" office:value="0.74296296" calcext:value-type="float">
            <text:p>0.74296296</text:p>
          </table:table-cell>
          <table:table-cell office:value-type="float" office:value="2.595244" calcext:value-type="float">
            <text:p>2.595244</text:p>
          </table:table-cell>
          <table:table-cell office:value-type="float" office:value="0.58301276" calcext:value-type="float">
            <text:p>0.58301276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5.8551542758942" calcext:value-type="float">
            <text:p>65.8551542758942</text:p>
          </table:table-cell>
          <table:table-cell office:value-type="float" office:value="1.0987636" calcext:value-type="float">
            <text:p>1.0987636</text:p>
          </table:table-cell>
          <table:table-cell office:value-type="float" office:value="0.7461343" calcext:value-type="float">
            <text:p>0.7461343</text:p>
          </table:table-cell>
          <table:table-cell office:value-type="float" office:value="2.5966837" calcext:value-type="float">
            <text:p>2.5966837</text:p>
          </table:table-cell>
          <table:table-cell office:value-type="float" office:value="0.5849222" calcext:value-type="float">
            <text:p>0.5849222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6.1578147411346" calcext:value-type="float">
            <text:p>66.1578147411346</text:p>
          </table:table-cell>
          <table:table-cell office:value-type="float" office:value="1.0489902" calcext:value-type="float">
            <text:p>1.0489902</text:p>
          </table:table-cell>
          <table:table-cell office:value-type="float" office:value="0.7560472" calcext:value-type="float">
            <text:p>0.7560472</text:p>
          </table:table-cell>
          <table:table-cell office:value-type="float" office:value="2.6615815" calcext:value-type="float">
            <text:p>2.6615815</text:p>
          </table:table-cell>
          <table:table-cell office:value-type="float" office:value="0.5830192" calcext:value-type="float">
            <text:p>0.5830192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6.242241859436" calcext:value-type="float">
            <text:p>66.242241859436</text:p>
          </table:table-cell>
          <table:table-cell office:value-type="float" office:value="1.0072801" calcext:value-type="float">
            <text:p>1.0072801</text:p>
          </table:table-cell>
          <table:table-cell office:value-type="float" office:value="0.76428527" calcext:value-type="float">
            <text:p>0.76428527</text:p>
          </table:table-cell>
          <table:table-cell office:value-type="float" office:value="2.6153076" calcext:value-type="float">
            <text:p>2.6153076</text:p>
          </table:table-cell>
          <table:table-cell office:value-type="float" office:value="0.58508456" calcext:value-type="float">
            <text:p>0.58508456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5.42662358284" calcext:value-type="float">
            <text:p>65.42662358284</text:p>
          </table:table-cell>
          <table:table-cell office:value-type="float" office:value="0.9915203" calcext:value-type="float">
            <text:p>0.9915203</text:p>
          </table:table-cell>
          <table:table-cell office:value-type="float" office:value="0.76689774" calcext:value-type="float">
            <text:p>0.76689774</text:p>
          </table:table-cell>
          <table:table-cell office:value-type="float" office:value="2.6684291" calcext:value-type="float">
            <text:p>2.6684291</text:p>
          </table:table-cell>
          <table:table-cell office:value-type="float" office:value="0.582473" calcext:value-type="float">
            <text:p>0.582473</text:p>
          </table:table-cell>
          <table:table-cell office:value-type="float" office:value="0.200787032699335" calcext:value-type="float">
            <text:p>0.2007870326993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3.5099930763245" calcext:value-type="float">
            <text:p>63.5099930763245</text:p>
          </table:table-cell>
          <table:table-cell office:value-type="float" office:value="1.2724189" calcext:value-type="float">
            <text:p>1.2724189</text:p>
          </table:table-cell>
          <table:table-cell office:value-type="float" office:value="0.7141475" calcext:value-type="float">
            <text:p>0.7141475</text:p>
          </table:table-cell>
          <table:table-cell office:value-type="float" office:value="2.566168" calcext:value-type="float">
            <text:p>2.566168</text:p>
          </table:table-cell>
          <table:table-cell office:value-type="float" office:value="0.5778762" calcext:value-type="float">
            <text:p>0.5778762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2.908052444458" calcext:value-type="float">
            <text:p>62.908052444458</text:p>
          </table:table-cell>
          <table:table-cell office:value-type="float" office:value="1.2590001" calcext:value-type="float">
            <text:p>1.2590001</text:p>
          </table:table-cell>
          <table:table-cell office:value-type="float" office:value="0.7172517" calcext:value-type="float">
            <text:p>0.7172517</text:p>
          </table:table-cell>
          <table:table-cell office:value-type="float" office:value="2.57262" calcext:value-type="float">
            <text:p>2.57262</text:p>
          </table:table-cell>
          <table:table-cell office:value-type="float" office:value="0.5764077" calcext:value-type="float">
            <text:p>0.5764077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.6431586742401" calcext:value-type="float">
            <text:p>64.6431586742401</text:p>
          </table:table-cell>
          <table:table-cell office:value-type="float" office:value="1.2219502" calcext:value-type="float">
            <text:p>1.2219502</text:p>
          </table:table-cell>
          <table:table-cell office:value-type="float" office:value="0.72411" calcext:value-type="float">
            <text:p>0.72411</text:p>
          </table:table-cell>
          <table:table-cell office:value-type="float" office:value="2.5774078" calcext:value-type="float">
            <text:p>2.5774078</text:p>
          </table:table-cell>
          <table:table-cell office:value-type="float" office:value="0.5779573" calcext:value-type="float">
            <text:p>0.5779573</text:p>
          </table:table-cell>
          <table:table-cell office:value-type="float" office:value="0.403166869671133" calcext:value-type="float">
            <text:p>0.4031668696711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4.6431586742401" calcext:value-type="float">
            <text:p>64.6431586742401</text:p>
          </table:table-cell>
          <table:table-cell office:value-type="float" office:value="1.1987584" calcext:value-type="float">
            <text:p>1.1987584</text:p>
          </table:table-cell>
          <table:table-cell office:value-type="float" office:value="0.7278101" calcext:value-type="float">
            <text:p>0.7278101</text:p>
          </table:table-cell>
          <table:table-cell office:value-type="float" office:value="2.6056247" calcext:value-type="float">
            <text:p>2.6056247</text:p>
          </table:table-cell>
          <table:table-cell office:value-type="float" office:value="0.57616735" calcext:value-type="float">
            <text:p>0.57616735</text:p>
          </table:table-cell>
          <table:table-cell office:value-type="float" office:value="0.403166869671133" calcext:value-type="float">
            <text:p>0.403166869671133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.4389910697937" calcext:value-type="float">
            <text:p>63.4389910697937</text:p>
          </table:table-cell>
          <table:table-cell office:value-type="float" office:value="1.183274" calcext:value-type="float">
            <text:p>1.183274</text:p>
          </table:table-cell>
          <table:table-cell office:value-type="float" office:value="0.73116076" calcext:value-type="float">
            <text:p>0.73116076</text:p>
          </table:table-cell>
          <table:table-cell office:value-type="float" office:value="2.597536" calcext:value-type="float">
            <text:p>2.597536</text:p>
          </table:table-cell>
          <table:table-cell office:value-type="float" office:value="0.57798165" calcext:value-type="float">
            <text:p>0.57798165</text:p>
          </table:table-cell>
          <table:table-cell office:value-type="float" office:value="0.403166869671133" calcext:value-type="float">
            <text:p>0.403166869671133</text:p>
          </table:table-cell>
          <table:table-cell/>
          <table:table-cell office:value-type="string" calcext:value-type="string">
            <text:p>baseline</text:p>
          </table:table-cell>
          <table:table-cell table:formula="of:=STDEV([.C5:.C6])" office:value-type="float" office:value="0.00802813170434253" calcext:value-type="float">
            <text:p>0.00802813170434253</text:p>
          </table:table-cell>
          <table:table-cell table:formula="of:=STDEV([.D5:.D6])" office:value-type="float" office:value="0.087069876344118" calcext:value-type="float">
            <text:p>0.087069876344118</text:p>
          </table:table-cell>
          <table:table-cell table:formula="of:=STDEV([.E5:.E6])" office:value-type="float" office:value="0.0204559839968272" calcext:value-type="float">
            <text:p>0.0204559839968272</text:p>
          </table:table-cell>
          <table:table-cell table:formula="of:=STDEV([.F5:.F6])" office:value-type="float" office:value="0.114358046268922" calcext:value-type="float">
            <text:p>0.114358046268922</text:p>
          </table:table-cell>
          <table:table-cell table:formula="of:=STDEV([.G5:.G6])" office:value-type="float" office:value="0.0000631446355599296" calcext:value-type="float">
            <text:p>6.31446355599296E-05</text:p>
          </table:table-cell>
          <table:table-cell table:formula="of:=STDEV([.H5:.H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90" calcext:value-type="float">
            <text:p>90</text:p>
          </table:table-cell>
          <table:table-cell table:formula="of:=STDEV([.C7:.C10])" office:value-type="float" office:value="0.877606071461444" calcext:value-type="float">
            <text:p>0.877606071461444</text:p>
          </table:table-cell>
          <table:table-cell table:formula="of:=STDEV([.D7:.D10])" office:value-type="float" office:value="0.212909492455652" calcext:value-type="float">
            <text:p>0.212909492455652</text:p>
          </table:table-cell>
          <table:table-cell table:formula="of:=STDEV([.E7:.E10])" office:value-type="float" office:value="0.0412399533861897" calcext:value-type="float">
            <text:p>0.0412399533861897</text:p>
          </table:table-cell>
          <table:table-cell table:formula="of:=STDEV([.F7:.F10])" office:value-type="float" office:value="0.138051928209023" calcext:value-type="float">
            <text:p>0.138051928209023</text:p>
          </table:table-cell>
          <table:table-cell table:formula="of:=STDEV([.G7:.G10])" office:value-type="float" office:value="0.00367111541011721" calcext:value-type="float">
            <text:p>0.00367111541011721</text:p>
          </table:table-cell>
          <table:table-cell table:formula="of:=STDEV([.H7:.H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70" calcext:value-type="float">
            <text:p>70</text:p>
          </table:table-cell>
          <table:table-cell table:formula="of:=STDEV([.C11:.C15])" office:value-type="float" office:value="0.323622197158331" calcext:value-type="float">
            <text:p>0.323622197158331</text:p>
          </table:table-cell>
          <table:table-cell table:formula="of:=STDEV([.D11:.D15])" office:value-type="float" office:value="0.0685838155442391" calcext:value-type="float">
            <text:p>0.0685838155442391</text:p>
          </table:table-cell>
          <table:table-cell table:formula="of:=STDEV([.E11:.E15])" office:value-type="float" office:value="0.014964638308271" calcext:value-type="float">
            <text:p>0.014964638308271</text:p>
          </table:table-cell>
          <table:table-cell table:formula="of:=STDEV([.F11:.F15])" office:value-type="float" office:value="0.0590230419241758" calcext:value-type="float">
            <text:p>0.0590230419241758</text:p>
          </table:table-cell>
          <table:table-cell table:formula="of:=STDEV([.G11:.G15])" office:value-type="float" office:value="0.00221757687371373" calcext:value-type="float">
            <text:p>0.00221757687371373</text:p>
          </table:table-cell>
          <table:table-cell table:formula="of:=STDEV([.H11:.H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50" calcext:value-type="float">
            <text:p>50</text:p>
          </table:table-cell>
          <table:table-cell table:formula="of:=STDEV([.C16:.C20])" office:value-type="float" office:value="0.536902482216324" calcext:value-type="float">
            <text:p>0.536902482216324</text:p>
          </table:table-cell>
          <table:table-cell table:formula="of:=STDEV([.D16:.D20])" office:value-type="float" office:value="0.0534689343197057" calcext:value-type="float">
            <text:p>0.0534689343197057</text:p>
          </table:table-cell>
          <table:table-cell table:formula="of:=STDEV([.E16:.E20])" office:value-type="float" office:value="0.0106302353813535" calcext:value-type="float">
            <text:p>0.0106302353813535</text:p>
          </table:table-cell>
          <table:table-cell table:formula="of:=STDEV([.F16:.F20])" office:value-type="float" office:value="0.0352685251149946" calcext:value-type="float">
            <text:p>0.0352685251149946</text:p>
          </table:table-cell>
          <table:table-cell table:formula="of:=STDEV([.G16:.G20])" office:value-type="float" office:value="0.00120955241923612" calcext:value-type="float">
            <text:p>0.00120955241923612</text:p>
          </table:table-cell>
          <table:table-cell table:formula="of:=STDEV([.H16:.H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float" office:value="30" calcext:value-type="float">
            <text:p>30</text:p>
          </table:table-cell>
          <table:table-cell table:formula="of:=STDEV([.C21:.C25])" office:value-type="float" office:value="0.779057914219125" calcext:value-type="float">
            <text:p>0.779057914219125</text:p>
          </table:table-cell>
          <table:table-cell table:formula="of:=STDEV([.D21:.D25])" office:value-type="float" office:value="0.0381506951028025" calcext:value-type="float">
            <text:p>0.0381506951028025</text:p>
          </table:table-cell>
          <table:table-cell table:formula="of:=STDEV([.E21:.E25])" office:value-type="float" office:value="0.00711201109755318" calcext:value-type="float">
            <text:p>0.00711201109755318</text:p>
          </table:table-cell>
          <table:table-cell table:formula="of:=STDEV([.F21:.F25])" office:value-type="float" office:value="0.0168945986374344" calcext:value-type="float">
            <text:p>0.0168945986374344</text:p>
          </table:table-cell>
          <table:table-cell table:formula="of:=STDEV([.G21:.G25])" office:value-type="float" office:value="0.000909035279430906" calcext:value-type="float">
            <text:p>0.000909035279430906</text:p>
          </table:table-cell>
          <table:table-cell table:formula="of:=STDEV([.H21:.H25])" office:value-type="float" office:value="0" calcext:value-type="float">
            <text:p>0</text:p>
          </table:table-cell>
          <table:table-cell/>
        </table:table-row>
      </table:table>
      <table:table table:name="big_fixed_rank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raining performance after 400 epochs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timing</text:p>
          </table:table-cell>
          <table:table-cell table:style-name="Default" office:value-type="string" calcext:value-type="string">
            <text:p>train_loss</text:p>
          </table:table-cell>
          <table:table-cell table:style-name="Default" office:value-type="string" calcext:value-type="string">
            <text:p>train_acc</text:p>
          </table:table-cell>
          <table:table-cell table:style-name="Default" office:value-type="string" calcext:value-type="string">
            <text:p>test_loss</text:p>
          </table:table-cell>
          <table:table-cell table:style-name="Default" office:value-type="string" calcext:value-type="string">
            <text:p>test_acc</text:p>
          </table:table-cell>
          <table:table-cell table:style-name="Default" office:value-type="string" calcext:value-type="string">
            <text:p>cr_test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Default" office:value-type="float" office:value="22.7517762184143" calcext:value-type="float">
            <text:p>22.7517762184143</text:p>
          </table:table-cell>
          <table:table-cell table:style-name="Default" office:value-type="float" office:value="0.4637833" calcext:value-type="float">
            <text:p>0.4637833</text:p>
          </table:table-cell>
          <table:table-cell table:style-name="Default" office:value-type="float" office:value="0.8676786" calcext:value-type="float">
            <text:p>0.8676786</text:p>
          </table:table-cell>
          <table:table-cell table:style-name="Default" office:value-type="float" office:value="2.9168193" calcext:value-type="float">
            <text:p>2.9168193</text:p>
          </table:table-cell>
          <table:table-cell table:style-name="Default" office:value-type="float" office:value="0.6285022489" calcext:value-type="float">
            <text:p>0.62850224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5])" office:value-type="float" office:value="22.7517762184143" calcext:value-type="float">
            <text:p>22.7517762184143</text:p>
          </table:table-cell>
          <table:table-cell table:formula="of:=AVERAGE([.D5])" office:value-type="float" office:value="0.4637833" calcext:value-type="float">
            <text:p>0.4637833</text:p>
          </table:table-cell>
          <table:table-cell table:formula="of:=AVERAGE([.E5])" office:value-type="float" office:value="0.8676786" calcext:value-type="float">
            <text:p>0.8676786</text:p>
          </table:table-cell>
          <table:table-cell table:formula="of:=AVERAGE([.F5])" office:value-type="float" office:value="2.9168193" calcext:value-type="float">
            <text:p>2.9168193</text:p>
          </table:table-cell>
          <table:table-cell table:formula="of:=AVERAGE([.G5])" office:value-type="float" office:value="0.6285022489" calcext:value-type="float">
            <text:p>0.6285022489</text:p>
          </table:table-cell>
          <table:table-cell table:formula="of:=AVERAGE([.H5])" office:value-type="float" office:value="0" calcext:value-type="float">
            <text:p>0</text:p>
          </table:table-cell>
          <table:table-cell table:formula="of:=[.O$5]-[.O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15.829180717468" calcext:value-type="float">
            <text:p>415.829180717468</text:p>
          </table:table-cell>
          <table:table-cell office:value-type="float" office:value="0.03429063" calcext:value-type="float">
            <text:p>0.03429063</text:p>
          </table:table-cell>
          <table:table-cell office:value-type="float" office:value="0.99366784" calcext:value-type="float">
            <text:p>0.99366784</text:p>
          </table:table-cell>
          <table:table-cell office:value-type="float" office:value="3.5525396" calcext:value-type="float">
            <text:p>3.5525396</text:p>
          </table:table-cell>
          <table:table-cell office:value-type="float" office:value="0.62820506" calcext:value-type="float">
            <text:p>0.62820506</text:p>
          </table:table-cell>
          <table:table-cell office:value-type="float" office:value="-0.0678600606282114" calcext:value-type="float">
            <text:p>-0.0678600606282114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AVERAGE([.C6:.C7])" office:value-type="float" office:value="415.676674127579" calcext:value-type="float">
            <text:p>415.676674127579</text:p>
          </table:table-cell>
          <table:table-cell table:formula="of:=AVERAGE([.D6:.D7])" office:value-type="float" office:value="0.037365405" calcext:value-type="float">
            <text:p>0.037365405</text:p>
          </table:table-cell>
          <table:table-cell table:formula="of:=AVERAGE([.E6:.E7])" office:value-type="float" office:value="0.99382949" calcext:value-type="float">
            <text:p>0.99382949</text:p>
          </table:table-cell>
          <table:table-cell table:formula="of:=AVERAGE([.F6:.F7])" office:value-type="float" office:value="3.3835723" calcext:value-type="float">
            <text:p>3.3835723</text:p>
          </table:table-cell>
          <table:table-cell table:formula="of:=AVERAGE([.G6:.G7])" office:value-type="float" office:value="0.628419965" calcext:value-type="float">
            <text:p>0.628419965</text:p>
          </table:table-cell>
          <table:table-cell table:formula="of:=AVERAGE([.H6:.H7])" office:value-type="float" office:value="-0.0678600606282114" calcext:value-type="float">
            <text:p>-0.0678600606282114</text:p>
          </table:table-cell>
          <table:table-cell table:formula="of:=[.O$5]-[.O6]" office:value-type="float" office:value="0.0000822838999999798" calcext:value-type="float">
            <text:p>8.22838999999798E-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.524167537689" calcext:value-type="float">
            <text:p>415.524167537689</text:p>
          </table:table-cell>
          <table:table-cell office:value-type="float" office:value="0.04044018" calcext:value-type="float">
            <text:p>0.04044018</text:p>
          </table:table-cell>
          <table:table-cell office:value-type="float" office:value="0.99399114" calcext:value-type="float">
            <text:p>0.99399114</text:p>
          </table:table-cell>
          <table:table-cell office:value-type="float" office:value="3.214605" calcext:value-type="float">
            <text:p>3.214605</text:p>
          </table:table-cell>
          <table:table-cell office:value-type="float" office:value="0.62863487" calcext:value-type="float">
            <text:p>0.62863487</text:p>
          </table:table-cell>
          <table:table-cell office:value-type="float" office:value="-0.0678600606282114" calcext:value-type="float">
            <text:p>-0.0678600606282114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AVERAGE([.C8:.C10])" office:value-type="float" office:value="392.536250034968" calcext:value-type="float">
            <text:p>392.536250034968</text:p>
          </table:table-cell>
          <table:table-cell table:formula="of:=AVERAGE([.D8:.D10])" office:value-type="float" office:value="0.0473207483333333" calcext:value-type="float">
            <text:p>0.0473207483333333</text:p>
          </table:table-cell>
          <table:table-cell table:formula="of:=AVERAGE([.E8:.E10])" office:value-type="float" office:value="0.98978445" calcext:value-type="float">
            <text:p>0.98978445</text:p>
          </table:table-cell>
          <table:table-cell table:formula="of:=AVERAGE([.F8:.F10])" office:value-type="float" office:value="3.569245" calcext:value-type="float">
            <text:p>3.569245</text:p>
          </table:table-cell>
          <table:table-cell table:formula="of:=AVERAGE([.G8:.G10])" office:value-type="float" office:value="0.62675441" calcext:value-type="float">
            <text:p>0.62675441</text:p>
          </table:table-cell>
          <table:table-cell table:formula="of:=AVERAGE([.H8:.H10])" office:value-type="float" office:value="0.0114725990583278" calcext:value-type="float">
            <text:p>0.0114725990583278</text:p>
          </table:table-cell>
          <table:table-cell table:formula="of:=[.O$5]-[.O7]" office:value-type="float" office:value="0.00174783889999985" calcext:value-type="float">
            <text:p>0.00174783889999985</text:p>
          </table:table-cell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88.14838886261" calcext:value-type="float">
            <text:p>388.14838886261</text:p>
          </table:table-cell>
          <table:table-cell office:value-type="float" office:value="0.035302818" calcext:value-type="float">
            <text:p>0.035302818</text:p>
          </table:table-cell>
          <table:table-cell office:value-type="float" office:value="0.99331135" calcext:value-type="float">
            <text:p>0.99331135</text:p>
          </table:table-cell>
          <table:table-cell office:value-type="float" office:value="3.5130758" calcext:value-type="float">
            <text:p>3.5130758</text:p>
          </table:table-cell>
          <table:table-cell office:value-type="float" office:value="0.6283438" calcext:value-type="float">
            <text:p>0.6283438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[.C11:.C14])" office:value-type="float" office:value="364.824349999428" calcext:value-type="float">
            <text:p>364.824349999428</text:p>
          </table:table-cell>
          <table:table-cell table:formula="of:=AVERAGE([.D11:.D14])" office:value-type="float" office:value="0.03879323625" calcext:value-type="float">
            <text:p>0.03879323625</text:p>
          </table:table-cell>
          <table:table-cell table:formula="of:=AVERAGE([.E11:.E14])" office:value-type="float" office:value="0.9920575525" calcext:value-type="float">
            <text:p>0.9920575525</text:p>
          </table:table-cell>
          <table:table-cell table:formula="of:=AVERAGE([.F11:.F14])" office:value-type="float" office:value="3.624053425" calcext:value-type="float">
            <text:p>3.624053425</text:p>
          </table:table-cell>
          <table:table-cell table:formula="of:=AVERAGE([.G11:.G14])" office:value-type="float" office:value="0.621539685" calcext:value-type="float">
            <text:p>0.621539685</text:p>
          </table:table-cell>
          <table:table-cell table:formula="of:=AVERAGE([.H11:.H14])" office:value-type="float" office:value="0.0891928063122138" calcext:value-type="float">
            <text:p>0.0891928063122138</text:p>
          </table:table-cell>
          <table:table-cell table:formula="of:=[.O$5]-[.O8]" office:value-type="float" office:value="0.00696256390000005" calcext:value-type="float">
            <text:p>0.006962563900000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1.924258232117" calcext:value-type="float">
            <text:p>391.924258232117</text:p>
          </table:table-cell>
          <table:table-cell office:value-type="float" office:value="0.032916702" calcext:value-type="float">
            <text:p>0.032916702</text:p>
          </table:table-cell>
          <table:table-cell office:value-type="float" office:value="0.9935219" calcext:value-type="float">
            <text:p>0.9935219</text:p>
          </table:table-cell>
          <table:table-cell office:value-type="float" office:value="3.599513" calcext:value-type="float">
            <text:p>3.599513</text:p>
          </table:table-cell>
          <table:table-cell office:value-type="float" office:value="0.6280704" calcext:value-type="float">
            <text:p>0.6280704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AVERAGE([.C15:.C18])" office:value-type="float" office:value="334.826527774334" calcext:value-type="float">
            <text:p>334.826527774334</text:p>
          </table:table-cell>
          <table:table-cell table:formula="of:=AVERAGE([.D15:.D18])" office:value-type="float" office:value="0.03381981725" calcext:value-type="float">
            <text:p>0.03381981725</text:p>
          </table:table-cell>
          <table:table-cell table:formula="of:=AVERAGE([.E15:.E18])" office:value-type="float" office:value="0.9931335825" calcext:value-type="float">
            <text:p>0.9931335825</text:p>
          </table:table-cell>
          <table:table-cell table:formula="of:=AVERAGE([.F15:.F18])" office:value-type="float" office:value="3.5614242" calcext:value-type="float">
            <text:p>3.5614242</text:p>
          </table:table-cell>
          <table:table-cell table:formula="of:=AVERAGE([.G15:.G18])" office:value-type="float" office:value="0.6210388325" calcext:value-type="float">
            <text:p>0.6210388325</text:p>
          </table:table-cell>
          <table:table-cell table:formula="of:=AVERAGE([.H15:.H18])" office:value-type="float" office:value="0.165300561133447" calcext:value-type="float">
            <text:p>0.165300561133447</text:p>
          </table:table-cell>
          <table:table-cell table:formula="of:=[.O$5]-[.O9]" office:value-type="float" office:value="0.00746341639999992" calcext:value-type="float">
            <text:p>0.007463416399999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7.536103010178" calcext:value-type="float">
            <text:p>397.536103010178</text:p>
          </table:table-cell>
          <table:table-cell office:value-type="float" office:value="0.073742725" calcext:value-type="float">
            <text:p>0.073742725</text:p>
          </table:table-cell>
          <table:table-cell office:value-type="float" office:value="0.9825201" calcext:value-type="float">
            <text:p>0.9825201</text:p>
          </table:table-cell>
          <table:table-cell office:value-type="float" office:value="3.5951462" calcext:value-type="float">
            <text:p>3.5951462</text:p>
          </table:table-cell>
          <table:table-cell office:value-type="float" office:value="0.62384903" calcext:value-type="float">
            <text:p>0.62384903</text:p>
          </table:table-cell>
          <table:table-cell office:value-type="float" office:value="0.0114725990583278" calcext:value-type="float">
            <text:p>0.0114725990583278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AVERAGE([.C19:.C22])" office:value-type="float" office:value="317.038413047791" calcext:value-type="float">
            <text:p>317.038413047791</text:p>
          </table:table-cell>
          <table:table-cell table:formula="of:=AVERAGE([.D19:.D22])" office:value-type="float" office:value="0.024952664" calcext:value-type="float">
            <text:p>0.024952664</text:p>
          </table:table-cell>
          <table:table-cell table:formula="of:=AVERAGE([.E19:.E22])" office:value-type="float" office:value="0.99511761" calcext:value-type="float">
            <text:p>0.99511761</text:p>
          </table:table-cell>
          <table:table-cell table:formula="of:=AVERAGE([.F19:.F22])" office:value-type="float" office:value="3.843065775" calcext:value-type="float">
            <text:p>3.843065775</text:p>
          </table:table-cell>
          <table:table-cell table:formula="of:=AVERAGE([.G19:.G22])" office:value-type="float" office:value="0.60841624" calcext:value-type="float">
            <text:p>0.60841624</text:p>
          </table:table-cell>
          <table:table-cell table:formula="of:=AVERAGE([.H19:.H22])" office:value-type="float" office:value="0.239795863522026" calcext:value-type="float">
            <text:p>0.239795863522026</text:p>
          </table:table-cell>
          <table:table-cell table:formula="of:=[.O$5]-[.O10]" office:value-type="float" office:value="0.0200860089" calcext:value-type="float">
            <text:p>0.0200860089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0.801514148712" calcext:value-type="float">
            <text:p>350.801514148712</text:p>
          </table:table-cell>
          <table:table-cell office:value-type="float" office:value="0.052056853" calcext:value-type="float">
            <text:p>0.052056853</text:p>
          </table:table-cell>
          <table:table-cell office:value-type="float" office:value="0.99001336" calcext:value-type="float">
            <text:p>0.99001336</text:p>
          </table:table-cell>
          <table:table-cell office:value-type="float" office:value="3.4084206" calcext:value-type="float">
            <text:p>3.4084206</text:p>
          </table:table-cell>
          <table:table-cell office:value-type="float" office:value="0.62015384" calcext:value-type="float">
            <text:p>0.62015384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C23:.C26])" office:value-type="float" office:value="287.226558208466" calcext:value-type="float">
            <text:p>287.226558208466</text:p>
          </table:table-cell>
          <table:table-cell table:formula="of:=AVERAGE([.D23:.D26])" office:value-type="float" office:value="0.022982900175" calcext:value-type="float">
            <text:p>0.022982900175</text:p>
          </table:table-cell>
          <table:table-cell table:formula="of:=AVERAGE([.E23:.E26])" office:value-type="float" office:value="0.9956199375" calcext:value-type="float">
            <text:p>0.9956199375</text:p>
          </table:table-cell>
          <table:table-cell table:formula="of:=AVERAGE([.F23:.F26])" office:value-type="float" office:value="4.19056755" calcext:value-type="float">
            <text:p>4.19056755</text:p>
          </table:table-cell>
          <table:table-cell table:formula="of:=AVERAGE([.G23:.G26])" office:value-type="float" office:value="0.6026934125" calcext:value-type="float">
            <text:p>0.6026934125</text:p>
          </table:table-cell>
          <table:table-cell table:formula="of:=AVERAGE([.H23:.H26])" office:value-type="float" office:value="0.312678713477952" calcext:value-type="float">
            <text:p>0.312678713477952</text:p>
          </table:table-cell>
          <table:table-cell table:formula="of:=[.O$5]-[.O11]" office:value-type="float" office:value="0.0258088364" calcext:value-type="float">
            <text:p>0.02580883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9.163606882095" calcext:value-type="float">
            <text:p>349.163606882095</text:p>
          </table:table-cell>
          <table:table-cell office:value-type="float" office:value="0.031489924" calcext:value-type="float">
            <text:p>0.031489924</text:p>
          </table:table-cell>
          <table:table-cell office:value-type="float" office:value="0.9939817" calcext:value-type="float">
            <text:p>0.9939817</text:p>
          </table:table-cell>
          <table:table-cell office:value-type="float" office:value="3.6197329" calcext:value-type="float">
            <text:p>3.6197329</text:p>
          </table:table-cell>
          <table:table-cell office:value-type="float" office:value="0.6176185" calcext:value-type="float">
            <text:p>0.6176185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C27:.C30])" office:value-type="float" office:value="273.050622463226" calcext:value-type="float">
            <text:p>273.050622463226</text:p>
          </table:table-cell>
          <table:table-cell table:formula="of:=AVERAGE([.D27:.D30])" office:value-type="float" office:value="0.0271114011" calcext:value-type="float">
            <text:p>0.0271114011</text:p>
          </table:table-cell>
          <table:table-cell table:formula="of:=AVERAGE([.E27:.E30])" office:value-type="float" office:value="0.994723355" calcext:value-type="float">
            <text:p>0.994723355</text:p>
          </table:table-cell>
          <table:table-cell table:formula="of:=AVERAGE([.F27:.F30])" office:value-type="float" office:value="4.1993252" calcext:value-type="float">
            <text:p>4.1993252</text:p>
          </table:table-cell>
          <table:table-cell table:formula="of:=AVERAGE([.G27:.G30])" office:value-type="float" office:value="0.6039492775" calcext:value-type="float">
            <text:p>0.6039492775</text:p>
          </table:table-cell>
          <table:table-cell table:formula="of:=AVERAGE([.H27:.H30])" office:value-type="float" office:value="0.383949111001225" calcext:value-type="float">
            <text:p>0.383949111001225</text:p>
          </table:table-cell>
          <table:table-cell table:formula="of:=[.O$5]-[.O12]" office:value-type="float" office:value="0.0245529714" calcext:value-type="float">
            <text:p>0.02455297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9.315698623657" calcext:value-type="float">
            <text:p>349.315698623657</text:p>
          </table:table-cell>
          <table:table-cell office:value-type="float" office:value="0.035638824" calcext:value-type="float">
            <text:p>0.035638824</text:p>
          </table:table-cell>
          <table:table-cell office:value-type="float" office:value="0.9922841" calcext:value-type="float">
            <text:p>0.9922841</text:p>
          </table:table-cell>
          <table:table-cell office:value-type="float" office:value="3.7217152" calcext:value-type="float">
            <text:p>3.7217152</text:p>
          </table:table-cell>
          <table:table-cell office:value-type="float" office:value="0.6251604" calcext:value-type="float">
            <text:p>0.6251604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C31:.C34])" office:value-type="float" office:value="258.66442155838" calcext:value-type="float">
            <text:p>258.66442155838</text:p>
          </table:table-cell>
          <table:table-cell table:formula="of:=AVERAGE([.D31:.D34])" office:value-type="float" office:value="0.023822998825" calcext:value-type="float">
            <text:p>0.023822998825</text:p>
          </table:table-cell>
          <table:table-cell table:formula="of:=AVERAGE([.E31:.E34])" office:value-type="float" office:value="0.995575035" calcext:value-type="float">
            <text:p>0.995575035</text:p>
          </table:table-cell>
          <table:table-cell table:formula="of:=AVERAGE([.F31:.F34])" office:value-type="float" office:value="4.46135305" calcext:value-type="float">
            <text:p>4.46135305</text:p>
          </table:table-cell>
          <table:table-cell table:formula="of:=AVERAGE([.G31:.G34])" office:value-type="float" office:value="0.59331674" calcext:value-type="float">
            <text:p>0.59331674</text:p>
          </table:table-cell>
          <table:table-cell table:formula="of:=AVERAGE([.H31:.H34])" office:value-type="float" office:value="0.453607056091845" calcext:value-type="float">
            <text:p>0.453607056091845</text:p>
          </table:table-cell>
          <table:table-cell table:formula="of:=[.O$5]-[.O13]" office:value-type="float" office:value="0.0351855088999999" calcext:value-type="float">
            <text:p>0.03518550889999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.016580343246" calcext:value-type="float">
            <text:p>410.016580343246</text:p>
          </table:table-cell>
          <table:table-cell office:value-type="float" office:value="0.035987344" calcext:value-type="float">
            <text:p>0.035987344</text:p>
          </table:table-cell>
          <table:table-cell office:value-type="float" office:value="0.99195105" calcext:value-type="float">
            <text:p>0.99195105</text:p>
          </table:table-cell>
          <table:table-cell office:value-type="float" office:value="3.746345" calcext:value-type="float">
            <text:p>3.746345</text:p>
          </table:table-cell>
          <table:table-cell office:value-type="float" office:value="0.623226" calcext:value-type="float">
            <text:p>0.623226</text:p>
          </table:table-cell>
          <table:table-cell office:value-type="float" office:value="0.0891928063122138" calcext:value-type="float">
            <text:p>0.0891928063122138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C35:.C38])" office:value-type="float" office:value="240.938613891602" calcext:value-type="float">
            <text:p>240.938613891602</text:p>
          </table:table-cell>
          <table:table-cell table:formula="of:=AVERAGE([.D35:.D38])" office:value-type="float" office:value="0.03287275125" calcext:value-type="float">
            <text:p>0.03287275125</text:p>
          </table:table-cell>
          <table:table-cell table:formula="of:=AVERAGE([.E35:.E38])" office:value-type="float" office:value="0.99410912" calcext:value-type="float">
            <text:p>0.99410912</text:p>
          </table:table-cell>
          <table:table-cell table:formula="of:=AVERAGE([.F35:.F38])" office:value-type="float" office:value="3.9241775" calcext:value-type="float">
            <text:p>3.9241775</text:p>
          </table:table-cell>
          <table:table-cell table:formula="of:=AVERAGE([.G35:.G38])" office:value-type="float" office:value="0.58696905" calcext:value-type="float">
            <text:p>0.58696905</text:p>
          </table:table-cell>
          <table:table-cell table:formula="of:=AVERAGE([.H35:.H38])" office:value-type="float" office:value="0.521652548749812" calcext:value-type="float">
            <text:p>0.521652548749812</text:p>
          </table:table-cell>
          <table:table-cell table:formula="of:=[.O$5]-[.O14]" office:value-type="float" office:value="0.0415331989" calcext:value-type="float">
            <text:p>0.0415331989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31.916252374649" calcext:value-type="float">
            <text:p>331.916252374649</text:p>
          </table:table-cell>
          <table:table-cell office:value-type="float" office:value="0.03700921" calcext:value-type="float">
            <text:p>0.03700921</text:p>
          </table:table-cell>
          <table:table-cell office:value-type="float" office:value="0.99306756" calcext:value-type="float">
            <text:p>0.99306756</text:p>
          </table:table-cell>
          <table:table-cell office:value-type="float" office:value="3.5854826" calcext:value-type="float">
            <text:p>3.5854826</text:p>
          </table:table-cell>
          <table:table-cell office:value-type="float" office:value="0.61952573" calcext:value-type="float">
            <text:p>0.61952573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C39:.C42])" office:value-type="float" office:value="237.579496920109" calcext:value-type="float">
            <text:p>237.579496920109</text:p>
          </table:table-cell>
          <table:table-cell table:formula="of:=AVERAGE([.D39:.D42])" office:value-type="float" office:value="0.03870875525" calcext:value-type="float">
            <text:p>0.03870875525</text:p>
          </table:table-cell>
          <table:table-cell table:formula="of:=AVERAGE([.E39:.E42])" office:value-type="float" office:value="0.99326916" calcext:value-type="float">
            <text:p>0.99326916</text:p>
          </table:table-cell>
          <table:table-cell table:formula="of:=AVERAGE([.F39:.F42])" office:value-type="float" office:value="3.8652556" calcext:value-type="float">
            <text:p>3.8652556</text:p>
          </table:table-cell>
          <table:table-cell table:formula="of:=AVERAGE([.G39:.G42])" office:value-type="float" office:value="0.58275845" calcext:value-type="float">
            <text:p>0.58275845</text:p>
          </table:table-cell>
          <table:table-cell table:formula="of:=AVERAGE([.H39:.H42])" office:value-type="float" office:value="0.588085588975125" calcext:value-type="float">
            <text:p>0.588085588975125</text:p>
          </table:table-cell>
          <table:table-cell table:formula="of:=[.O$5]-[.O15]" office:value-type="float" office:value="0.0457437988999999" calcext:value-type="float">
            <text:p>0.04574379889999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7.487392425537" calcext:value-type="float">
            <text:p>337.487392425537</text:p>
          </table:table-cell>
          <table:table-cell office:value-type="float" office:value="0.02665243" calcext:value-type="float">
            <text:p>0.02665243</text:p>
          </table:table-cell>
          <table:table-cell office:value-type="float" office:value="0.9951758" calcext:value-type="float">
            <text:p>0.9951758</text:p>
          </table:table-cell>
          <table:table-cell office:value-type="float" office:value="3.357595" calcext:value-type="float">
            <text:p>3.357595</text:p>
          </table:table-cell>
          <table:table-cell office:value-type="float" office:value="0.6191327" calcext:value-type="float">
            <text:p>0.6191327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C43:.C46])" office:value-type="float" office:value="221.381251215935" calcext:value-type="float">
            <text:p>221.381251215935</text:p>
          </table:table-cell>
          <table:table-cell table:formula="of:=AVERAGE([.D43:.D46])" office:value-type="float" office:value="0.045654929" calcext:value-type="float">
            <text:p>0.045654929</text:p>
          </table:table-cell>
          <table:table-cell table:formula="of:=AVERAGE([.E43:.E46])" office:value-type="float" office:value="0.99170541" calcext:value-type="float">
            <text:p>0.99170541</text:p>
          </table:table-cell>
          <table:table-cell table:formula="of:=AVERAGE([.F43:.F46])" office:value-type="float" office:value="3.849699575" calcext:value-type="float">
            <text:p>3.849699575</text:p>
          </table:table-cell>
          <table:table-cell table:formula="of:=AVERAGE([.G43:.G46])" office:value-type="float" office:value="0.577866955" calcext:value-type="float">
            <text:p>0.577866955</text:p>
          </table:table-cell>
          <table:table-cell table:formula="of:=AVERAGE([.H43:.H46])" office:value-type="float" office:value="0.652906176767785" calcext:value-type="float">
            <text:p>0.652906176767785</text:p>
          </table:table-cell>
          <table:table-cell table:formula="of:=[.O$5]-[.O16]" office:value-type="float" office:value="0.0506352939" calcext:value-type="float">
            <text:p>0.05063529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.840294837952" calcext:value-type="float">
            <text:p>335.840294837952</text:p>
          </table:table-cell>
          <table:table-cell office:value-type="float" office:value="0.021419935" calcext:value-type="float">
            <text:p>0.021419935</text:p>
          </table:table-cell>
          <table:table-cell office:value-type="float" office:value="0.9956447" calcext:value-type="float">
            <text:p>0.9956447</text:p>
          </table:table-cell>
          <table:table-cell office:value-type="float" office:value="3.7210872" calcext:value-type="float">
            <text:p>3.7210872</text:p>
          </table:table-cell>
          <table:table-cell office:value-type="float" office:value="0.6229567" calcext:value-type="float">
            <text:p>0.6229567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C47:.C50])" office:value-type="float" office:value="207.262986838817" calcext:value-type="float">
            <text:p>207.262986838817</text:p>
          </table:table-cell>
          <table:table-cell table:formula="of:=AVERAGE([.D47:.D50])" office:value-type="float" office:value="0.3311220735" calcext:value-type="float">
            <text:p>0.3311220735</text:p>
          </table:table-cell>
          <table:table-cell table:formula="of:=AVERAGE([.E47:.E50])" office:value-type="float" office:value="0.9245102625" calcext:value-type="float">
            <text:p>0.9245102625</text:p>
          </table:table-cell>
          <table:table-cell table:formula="of:=AVERAGE([.F47:.F50])" office:value-type="float" office:value="3.72965375" calcext:value-type="float">
            <text:p>3.72965375</text:p>
          </table:table-cell>
          <table:table-cell table:formula="of:=AVERAGE([.G47:.G50])" office:value-type="float" office:value="0.5524271325" calcext:value-type="float">
            <text:p>0.5524271325</text:p>
          </table:table-cell>
          <table:table-cell table:formula="of:=AVERAGE([.H47:.H50])" office:value-type="float" office:value="0.716114312127792" calcext:value-type="float">
            <text:p>0.716114312127792</text:p>
          </table:table-cell>
          <table:table-cell table:formula="of:=[.O$5]-[.O17]" office:value-type="float" office:value="0.0760751164" calcext:value-type="float">
            <text:p>0.0760751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4.062171459198" calcext:value-type="float">
            <text:p>334.062171459198</text:p>
          </table:table-cell>
          <table:table-cell office:value-type="float" office:value="0.050197694" calcext:value-type="float">
            <text:p>0.050197694</text:p>
          </table:table-cell>
          <table:table-cell office:value-type="float" office:value="0.98864627" calcext:value-type="float">
            <text:p>0.98864627</text:p>
          </table:table-cell>
          <table:table-cell office:value-type="float" office:value="3.581532" calcext:value-type="float">
            <text:p>3.581532</text:p>
          </table:table-cell>
          <table:table-cell office:value-type="float" office:value="0.6225402" calcext:value-type="float">
            <text:p>0.6225402</text:p>
          </table:table-cell>
          <table:table-cell office:value-type="float" office:value="0.165300561133447" calcext:value-type="float">
            <text:p>0.1653005611334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C51:.C55])" office:value-type="float" office:value="186.866720247269" calcext:value-type="float">
            <text:p>186.866720247269</text:p>
          </table:table-cell>
          <table:table-cell table:formula="of:=AVERAGE([.D51:.D55])" office:value-type="float" office:value="0.470816302" calcext:value-type="float">
            <text:p>0.470816302</text:p>
          </table:table-cell>
          <table:table-cell table:formula="of:=AVERAGE([.E51:.E55])" office:value-type="float" office:value="0.890049214" calcext:value-type="float">
            <text:p>0.890049214</text:p>
          </table:table-cell>
          <table:table-cell table:formula="of:=AVERAGE([.F51:.F55])" office:value-type="float" office:value="3.55314066" calcext:value-type="float">
            <text:p>3.55314066</text:p>
          </table:table-cell>
          <table:table-cell table:formula="of:=AVERAGE([.G51:.G55])" office:value-type="float" office:value="0.547133148" calcext:value-type="float">
            <text:p>0.547133148</text:p>
          </table:table-cell>
          <table:table-cell table:formula="of:=AVERAGE([.H51:.H55])" office:value-type="float" office:value="0.777709995055146" calcext:value-type="float">
            <text:p>0.777709995055146</text:p>
          </table:table-cell>
          <table:table-cell table:formula="of:=[.O$5]-[.O18]" office:value-type="float" office:value="0.0813691008999999" calcext:value-type="float">
            <text:p>0.0813691008999999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17.964933156967" calcext:value-type="float">
            <text:p>317.964933156967</text:p>
          </table:table-cell>
          <table:table-cell office:value-type="float" office:value="0.044905785" calcext:value-type="float">
            <text:p>0.044905785</text:p>
          </table:table-cell>
          <table:table-cell office:value-type="float" office:value="0.9920539" calcext:value-type="float">
            <text:p>0.9920539</text:p>
          </table:table-cell>
          <table:table-cell office:value-type="float" office:value="2.9925609" calcext:value-type="float">
            <text:p>2.9925609</text:p>
          </table:table-cell>
          <table:table-cell office:value-type="float" office:value="0.6097572" calcext:value-type="float">
            <text:p>0.6097572</text:p>
          </table:table-cell>
          <table:table-cell office:value-type="float" office:value="0.239795863522026" calcext:value-type="float">
            <text:p>0.23979586352202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C56:.C59])" office:value-type="float" office:value="168.840469181538" calcext:value-type="float">
            <text:p>168.840469181538</text:p>
          </table:table-cell>
          <table:table-cell table:formula="of:=AVERAGE([.D56:.D59])" office:value-type="float" office:value="0.527244305" calcext:value-type="float">
            <text:p>0.527244305</text:p>
          </table:table-cell>
          <table:table-cell table:formula="of:=AVERAGE([.E56:.E59])" office:value-type="float" office:value="0.88391725" calcext:value-type="float">
            <text:p>0.88391725</text:p>
          </table:table-cell>
          <table:table-cell table:formula="of:=AVERAGE([.F56:.F59])" office:value-type="float" office:value="3.780842675" calcext:value-type="float">
            <text:p>3.780842675</text:p>
          </table:table-cell>
          <table:table-cell table:formula="of:=AVERAGE([.G56:.G59])" office:value-type="float" office:value="0.5175754525" calcext:value-type="float">
            <text:p>0.5175754525</text:p>
          </table:table-cell>
          <table:table-cell table:formula="of:=AVERAGE([.H56:.H59])" office:value-type="float" office:value="0.837693225549846" calcext:value-type="float">
            <text:p>0.837693225549846</text:p>
          </table:table-cell>
          <table:table-cell table:formula="of:=[.O$5]-[.O19]" office:value-type="float" office:value="0.1109267964" calcext:value-type="float">
            <text:p>0.11092679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6.853288888931" calcext:value-type="float">
            <text:p>316.853288888931</text:p>
          </table:table-cell>
          <table:table-cell office:value-type="float" office:value="0.03292357" calcext:value-type="float">
            <text:p>0.03292357</text:p>
          </table:table-cell>
          <table:table-cell office:value-type="float" office:value="0.99388444" calcext:value-type="float">
            <text:p>0.99388444</text:p>
          </table:table-cell>
          <table:table-cell office:value-type="float" office:value="3.670924" calcext:value-type="float">
            <text:p>3.670924</text:p>
          </table:table-cell>
          <table:table-cell office:value-type="float" office:value="0.6064222" calcext:value-type="float">
            <text:p>0.6064222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6.544797182083" calcext:value-type="float">
            <text:p>316.544797182083</text:p>
          </table:table-cell>
          <table:table-cell office:value-type="float" office:value="0.012722272" calcext:value-type="float">
            <text:p>0.012722272</text:p>
          </table:table-cell>
          <table:table-cell office:value-type="float" office:value="0.9969878" calcext:value-type="float">
            <text:p>0.9969878</text:p>
          </table:table-cell>
          <table:table-cell office:value-type="float" office:value="4.2223372" calcext:value-type="float">
            <text:p>4.2223372</text:p>
          </table:table-cell>
          <table:table-cell office:value-type="float" office:value="0.6095096" calcext:value-type="float">
            <text:p>0.6095096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6.790632963181" calcext:value-type="float">
            <text:p>316.790632963181</text:p>
          </table:table-cell>
          <table:table-cell office:value-type="float" office:value="0.009259029" calcext:value-type="float">
            <text:p>0.009259029</text:p>
          </table:table-cell>
          <table:table-cell office:value-type="float" office:value="0.9975443" calcext:value-type="float">
            <text:p>0.9975443</text:p>
          </table:table-cell>
          <table:table-cell office:value-type="float" office:value="4.486441" calcext:value-type="float">
            <text:p>4.486441</text:p>
          </table:table-cell>
          <table:table-cell office:value-type="float" office:value="0.60797596" calcext:value-type="float">
            <text:p>0.60797596</text:p>
          </table:table-cell>
          <table:table-cell office:value-type="float" office:value="0.239795863522026" calcext:value-type="float">
            <text:p>0.2397958635220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86.304820299149" calcext:value-type="float">
            <text:p>286.304820299149</text:p>
          </table:table-cell>
          <table:table-cell office:value-type="float" office:value="0.046041075" calcext:value-type="float">
            <text:p>0.046041075</text:p>
          </table:table-cell>
          <table:table-cell office:value-type="float" office:value="0.9918408" calcext:value-type="float">
            <text:p>0.9918408</text:p>
          </table:table-cell>
          <table:table-cell office:value-type="float" office:value="3.6127892" calcext:value-type="float">
            <text:p>3.6127892</text:p>
          </table:table-cell>
          <table:table-cell office:value-type="float" office:value="0.60381895" calcext:value-type="float">
            <text:p>0.60381895</text:p>
          </table:table-cell>
          <table:table-cell office:value-type="float" office:value="0.312678713477952" calcext:value-type="float">
            <text:p>0.312678713477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88.523358106613" calcext:value-type="float">
            <text:p>288.523358106613</text:p>
          </table:table-cell>
          <table:table-cell office:value-type="float" office:value="0.028744902" calcext:value-type="float">
            <text:p>0.028744902</text:p>
          </table:table-cell>
          <table:table-cell office:value-type="float" office:value="0.9949327" calcext:value-type="float">
            <text:p>0.9949327</text:p>
          </table:table-cell>
          <table:table-cell office:value-type="float" office:value="3.7998407" calcext:value-type="float">
            <text:p>3.7998407</text:p>
          </table:table-cell>
          <table:table-cell office:value-type="float" office:value="0.6014498" calcext:value-type="float">
            <text:p>0.6014498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test_loss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cr_t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.107045412064" calcext:value-type="float">
            <text:p>286.107045412064</text:p>
          </table:table-cell>
          <table:table-cell office:value-type="float" office:value="0.01079421" calcext:value-type="float">
            <text:p>0.01079421</text:p>
          </table:table-cell>
          <table:table-cell office:value-type="float" office:value="0.9974833" calcext:value-type="float">
            <text:p>0.9974833</text:p>
          </table:table-cell>
          <table:table-cell office:value-type="float" office:value="4.2992396" calcext:value-type="float">
            <text:p>4.2992396</text:p>
          </table:table-cell>
          <table:table-cell office:value-type="float" office:value="0.6049547" calcext:value-type="float">
            <text:p>0.6049547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string" calcext:value-type="string">
            <text:p>baseline</text:p>
          </table:table-cell>
          <table:table-cell table:formula="of:=AVERAGE([.C25])" office:value-type="float" office:value="286.107045412064" calcext:value-type="float">
            <text:p>286.107045412064</text:p>
          </table:table-cell>
          <table:table-cell table:formula="of:=AVERAGE([.D25])" office:value-type="float" office:value="0.01079421" calcext:value-type="float">
            <text:p>0.01079421</text:p>
          </table:table-cell>
          <table:table-cell table:formula="of:=AVERAGE([.E25])" office:value-type="float" office:value="0.9974833" calcext:value-type="float">
            <text:p>0.9974833</text:p>
          </table:table-cell>
          <table:table-cell table:formula="of:=AVERAGE([.F25])" office:value-type="float" office:value="4.2992396" calcext:value-type="float">
            <text:p>4.2992396</text:p>
          </table:table-cell>
          <table:table-cell table:formula="of:=AVERAGE([.G25])" office:value-type="float" office:value="0.6049547" calcext:value-type="float">
            <text:p>0.6049547</text:p>
          </table:table-cell>
          <table:table-cell table:formula="of:=AVERAGE([.H25])" office:value-type="float" office:value="0.312678713477952" calcext:value-type="float">
            <text:p>0.3126787134779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.971009016037" calcext:value-type="float">
            <text:p>287.971009016037</text:p>
          </table:table-cell>
          <table:table-cell office:value-type="float" office:value="0.0063514137" calcext:value-type="float">
            <text:p>0.0063514137</text:p>
          </table:table-cell>
          <table:table-cell office:value-type="float" office:value="0.99822295" calcext:value-type="float">
            <text:p>0.99822295</text:p>
          </table:table-cell>
          <table:table-cell office:value-type="float" office:value="5.0504007" calcext:value-type="float">
            <text:p>5.0504007</text:p>
          </table:table-cell>
          <table:table-cell office:value-type="float" office:value="0.6005502" calcext:value-type="float">
            <text:p>0.6005502</text:p>
          </table:table-cell>
          <table:table-cell office:value-type="float" office:value="0.312678713477952" calcext:value-type="float">
            <text:p>0.312678713477952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STDEV([.C6:.C7])" office:value-type="float" office:value="0.215676887773" calcext:value-type="float">
            <text:p>0.215676887773</text:p>
          </table:table-cell>
          <table:table-cell table:formula="of:=STDEV([.D6:.D7])" office:value-type="float" office:value="0.00434838850624573" calcext:value-type="float">
            <text:p>0.00434838850624573</text:p>
          </table:table-cell>
          <table:table-cell table:formula="of:=STDEV([.E6:.E7])" office:value-type="float" office:value="0.000228607622357629" calcext:value-type="float">
            <text:p>0.000228607622357629</text:p>
          </table:table-cell>
          <table:table-cell table:formula="of:=STDEV([.F6:.F7])" office:value-type="float" office:value="0.238955847257563" calcext:value-type="float">
            <text:p>0.238955847257563</text:p>
          </table:table-cell>
          <table:table-cell table:formula="of:=STDEV([.G6:.G7])" office:value-type="float" office:value="0.000303921565621772" calcext:value-type="float">
            <text:p>0.000303921565621772</text:p>
          </table:table-cell>
          <table:table-cell table:formula="of:=STDEV([.H6:.H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70.477813959122" calcext:value-type="float">
            <text:p>270.477813959122</text:p>
          </table:table-cell>
          <table:table-cell office:value-type="float" office:value="0.059834085" calcext:value-type="float">
            <text:p>0.059834085</text:p>
          </table:table-cell>
          <table:table-cell office:value-type="float" office:value="0.98874456" calcext:value-type="float">
            <text:p>0.98874456</text:p>
          </table:table-cell>
          <table:table-cell office:value-type="float" office:value="3.481245" calcext:value-type="float">
            <text:p>3.481245</text:p>
          </table:table-cell>
          <table:table-cell office:value-type="float" office:value="0.60371584" calcext:value-type="float">
            <text:p>0.60371584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STDEV([.C8:.C10])" office:value-type="float" office:value="4.72368444163877" calcext:value-type="float">
            <text:p>4.72368444163877</text:p>
          </table:table-cell>
          <table:table-cell table:formula="of:=STDEV([.D8:.D10])" office:value-type="float" office:value="0.0229131845368943" calcext:value-type="float">
            <text:p>0.0229131845368943</text:p>
          </table:table-cell>
          <table:table-cell table:formula="of:=STDEV([.E8:.E10])" office:value-type="float" office:value="0.00629199241238417" calcext:value-type="float">
            <text:p>0.00629199241238417</text:p>
          </table:table-cell>
          <table:table-cell table:formula="of:=STDEV([.F8:.F10])" office:value-type="float" office:value="0.048692930770698" calcext:value-type="float">
            <text:p>0.048692930770698</text:p>
          </table:table-cell>
          <table:table-cell table:formula="of:=STDEV([.G8:.G10])" office:value-type="float" office:value="0.0025198435662358" calcext:value-type="float">
            <text:p>0.0025198435662358</text:p>
          </table:table-cell>
          <table:table-cell table:formula="of:=STDEV([.H8:.H10])" office:value-type="float" office:value="0" calcext:value-type="float">
            <text:p>0</text:p>
          </table:table-cell>
          <table:table-cell/>
          <table:table-cell table:formula="of:=[.O27]*100" office:value-type="float" office:value="0.25198435662358" calcext:value-type="float">
            <text:p>0.25198435662358</text:p>
          </table:table-cell>
        </table:table-row>
        <table:table-row table:style-name="ro1">
          <table:table-cell table:number-columns-repeated="2"/>
          <table:table-cell office:value-type="float" office:value="274.320454597473" calcext:value-type="float">
            <text:p>274.320454597473</text:p>
          </table:table-cell>
          <table:table-cell office:value-type="float" office:value="0.03134229" calcext:value-type="float">
            <text:p>0.03134229</text:p>
          </table:table-cell>
          <table:table-cell office:value-type="float" office:value="0.994569" calcext:value-type="float">
            <text:p>0.994569</text:p>
          </table:table-cell>
          <table:table-cell office:value-type="float" office:value="3.7287722" calcext:value-type="float">
            <text:p>3.7287722</text:p>
          </table:table-cell>
          <table:table-cell office:value-type="float" office:value="0.60453594" calcext:value-type="float">
            <text:p>0.60453594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STDEV([.C11:.C14])" office:value-type="float" office:value="30.1372126073792" calcext:value-type="float">
            <text:p>30.1372126073792</text:p>
          </table:table-cell>
          <table:table-cell table:formula="of:=STDEV([.D11:.D14])" office:value-type="float" office:value="0.00907533740554478" calcext:value-type="float">
            <text:p>0.00907533740554478</text:p>
          </table:table-cell>
          <table:table-cell table:formula="of:=STDEV([.E11:.E14])" office:value-type="float" office:value="0.00162724031528588" calcext:value-type="float">
            <text:p>0.00162724031528588</text:p>
          </table:table-cell>
          <table:table-cell table:formula="of:=STDEV([.F11:.F14])" office:value-type="float" office:value="0.153849746794167" calcext:value-type="float">
            <text:p>0.153849746794167</text:p>
          </table:table-cell>
          <table:table-cell table:formula="of:=STDEV([.G11:.G14])" office:value-type="float" office:value="0.00332913870536609" calcext:value-type="float">
            <text:p>0.00332913870536609</text:p>
          </table:table-cell>
          <table:table-cell table:formula="of:=STDEV([.H8:.H9])" office:value-type="float" office:value="0" calcext:value-type="float">
            <text:p>0</text:p>
          </table:table-cell>
          <table:table-cell/>
          <table:table-cell table:formula="of:=[.O28]*100" office:value-type="float" office:value="0.332913870536609" calcext:value-type="float">
            <text:p>0.332913870536609</text:p>
          </table:table-cell>
        </table:table-row>
        <table:table-row table:style-name="ro1">
          <table:table-cell table:number-columns-repeated="2"/>
          <table:table-cell office:value-type="float" office:value="273.700535058975" calcext:value-type="float">
            <text:p>273.700535058975</text:p>
          </table:table-cell>
          <table:table-cell office:value-type="float" office:value="0.010611724" calcext:value-type="float">
            <text:p>0.010611724</text:p>
          </table:table-cell>
          <table:table-cell office:value-type="float" office:value="0.99750996" calcext:value-type="float">
            <text:p>0.99750996</text:p>
          </table:table-cell>
          <table:table-cell office:value-type="float" office:value="4.3581676" calcext:value-type="float">
            <text:p>4.3581676</text:p>
          </table:table-cell>
          <table:table-cell office:value-type="float" office:value="0.6052367" calcext:value-type="float">
            <text:p>0.6052367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TDEV([.C15:.C18])" office:value-type="float" office:value="2.39178230822389" calcext:value-type="float">
            <text:p>2.39178230822389</text:p>
          </table:table-cell>
          <table:table-cell table:formula="of:=STDEV([.D15:.D18])" office:value-type="float" office:value="0.0126956106950036" calcext:value-type="float">
            <text:p>0.0126956106950036</text:p>
          </table:table-cell>
          <table:table-cell table:formula="of:=STDEV([.E15:.E18])" office:value-type="float" office:value="0.00319461504510716" calcext:value-type="float">
            <text:p>0.00319461504510716</text:p>
          </table:table-cell>
          <table:table-cell table:formula="of:=STDEV([.F15:.F18])" office:value-type="float" office:value="0.150578602478396" calcext:value-type="float">
            <text:p>0.150578602478396</text:p>
          </table:table-cell>
          <table:table-cell table:formula="of:=STDEV([.G15:.G18])" office:value-type="float" office:value="0.00198789171407593" calcext:value-type="float">
            <text:p>0.00198789171407593</text:p>
          </table:table-cell>
          <table:table-cell table:formula="of:=STDEV([.H9:.H10])" office:value-type="float" office:value="0" calcext:value-type="float">
            <text:p>0</text:p>
          </table:table-cell>
          <table:table-cell/>
          <table:table-cell table:formula="of:=[.O29]*100" office:value-type="float" office:value="0.198789171407593" calcext:value-type="float">
            <text:p>0.198789171407593</text:p>
          </table:table-cell>
        </table:table-row>
        <table:table-row table:style-name="ro1">
          <table:table-cell table:number-columns-repeated="2"/>
          <table:table-cell office:value-type="float" office:value="273.703686237335" calcext:value-type="float">
            <text:p>273.703686237335</text:p>
          </table:table-cell>
          <table:table-cell office:value-type="float" office:value="0.0066575054" calcext:value-type="float">
            <text:p>0.0066575054</text:p>
          </table:table-cell>
          <table:table-cell office:value-type="float" office:value="0.9980699" calcext:value-type="float">
            <text:p>0.9980699</text:p>
          </table:table-cell>
          <table:table-cell office:value-type="float" office:value="5.229116" calcext:value-type="float">
            <text:p>5.229116</text:p>
          </table:table-cell>
          <table:table-cell office:value-type="float" office:value="0.60230863" calcext:value-type="float">
            <text:p>0.60230863</text:p>
          </table:table-cell>
          <table:table-cell office:value-type="float" office:value="0.383949111001225" calcext:value-type="float">
            <text:p>0.38394911100122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TDEV([.C19:.C22])" office:value-type="float" office:value="0.631865507870439" calcext:value-type="float">
            <text:p>0.631865507870439</text:p>
          </table:table-cell>
          <table:table-cell table:formula="of:=STDEV([.D19:.D22])" office:value-type="float" office:value="0.0169069517071959" calcext:value-type="float">
            <text:p>0.0169069517071959</text:p>
          </table:table-cell>
          <table:table-cell table:formula="of:=STDEV([.E19:.E22])" office:value-type="float" office:value="0.00260086281870715" calcext:value-type="float">
            <text:p>0.00260086281870715</text:p>
          </table:table-cell>
          <table:table-cell table:formula="of:=STDEV([.F19:.F22])" office:value-type="float" office:value="0.661001721395703" calcext:value-type="float">
            <text:p>0.661001721395703</text:p>
          </table:table-cell>
          <table:table-cell table:formula="of:=STDEV([.G19:.G22])" office:value-type="float" office:value="0.00154527794815905" calcext:value-type="float">
            <text:p>0.00154527794815905</text:p>
          </table:table-cell>
          <table:table-cell table:formula="of:=STDEV([.H19:.H22])" office:value-type="float" office:value="0" calcext:value-type="float">
            <text:p>0</text:p>
          </table:table-cell>
          <table:table-cell/>
          <table:table-cell table:formula="of:=[.O30]*100" office:value-type="float" office:value="0.154527794815905" calcext:value-type="float">
            <text:p>0.15452779481590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8.027779579163" calcext:value-type="float">
            <text:p>258.027779579163</text:p>
          </table:table-cell>
          <table:table-cell office:value-type="float" office:value="0.04570609" calcext:value-type="float">
            <text:p>0.04570609</text:p>
          </table:table-cell>
          <table:table-cell office:value-type="float" office:value="0.99199027" calcext:value-type="float">
            <text:p>0.99199027</text:p>
          </table:table-cell>
          <table:table-cell office:value-type="float" office:value="3.698686" calcext:value-type="float">
            <text:p>3.698686</text:p>
          </table:table-cell>
          <table:table-cell office:value-type="float" office:value="0.5944795" calcext:value-type="float">
            <text:p>0.5944795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STDEV([.C23:.C26])" office:value-type="float" office:value="1.20260919885431" calcext:value-type="float">
            <text:p>1.20260919885431</text:p>
          </table:table-cell>
          <table:table-cell table:formula="of:=STDEV([.D23:.D26])" office:value-type="float" office:value="0.0181663663752718" calcext:value-type="float">
            <text:p>0.0181663663752718</text:p>
          </table:table-cell>
          <table:table-cell table:formula="of:=STDEV([.E23:.E26])" office:value-type="float" office:value="0.00288686505324117" calcext:value-type="float">
            <text:p>0.00288686505324117</text:p>
          </table:table-cell>
          <table:table-cell table:formula="of:=STDEV([.F23:.F26])" office:value-type="float" office:value="0.642292237051476" calcext:value-type="float">
            <text:p>0.642292237051476</text:p>
          </table:table-cell>
          <table:table-cell table:formula="of:=STDEV([.G23:.G26])" office:value-type="float" office:value="0.00204288910548064" calcext:value-type="float">
            <text:p>0.00204288910548064</text:p>
          </table:table-cell>
          <table:table-cell table:formula="of:=STDEV([.H23:.H26])" office:value-type="float" office:value="0" calcext:value-type="float">
            <text:p>0</text:p>
          </table:table-cell>
          <table:table-cell/>
          <table:table-cell table:formula="of:=[.O31]*100" office:value-type="float" office:value="0.204288910548064" calcext:value-type="float">
            <text:p>0.204288910548064</text:p>
          </table:table-cell>
        </table:table-row>
        <table:table-row table:style-name="ro1">
          <table:table-cell table:number-columns-repeated="2"/>
          <table:table-cell office:value-type="float" office:value="260.925470113754" calcext:value-type="float">
            <text:p>260.925470113754</text:p>
          </table:table-cell>
          <table:table-cell office:value-type="float" office:value="0.035682082" calcext:value-type="float">
            <text:p>0.035682082</text:p>
          </table:table-cell>
          <table:table-cell office:value-type="float" office:value="0.9941016" calcext:value-type="float">
            <text:p>0.9941016</text:p>
          </table:table-cell>
          <table:table-cell office:value-type="float" office:value="3.7729595" calcext:value-type="float">
            <text:p>3.7729595</text:p>
          </table:table-cell>
          <table:table-cell office:value-type="float" office:value="0.59160686" calcext:value-type="float">
            <text:p>0.59160686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TDEV([.C27:.C30])" office:value-type="float" office:value="1.73979844839594" calcext:value-type="float">
            <text:p>1.73979844839594</text:p>
          </table:table-cell>
          <table:table-cell table:formula="of:=STDEV([.D27:.D30])" office:value-type="float" office:value="0.0243534778913554" calcext:value-type="float">
            <text:p>0.0243534778913554</text:p>
          </table:table-cell>
          <table:table-cell table:formula="of:=STDEV([.E27:.E30])" office:value-type="float" office:value="0.00427139110755501" calcext:value-type="float">
            <text:p>0.00427139110755501</text:p>
          </table:table-cell>
          <table:table-cell table:formula="of:=STDEV([.F27:.F30])" office:value-type="float" office:value="0.779478308281345" calcext:value-type="float">
            <text:p>0.779478308281345</text:p>
          </table:table-cell>
          <table:table-cell table:formula="of:=STDEV([.G27:.G30])" office:value-type="float" office:value="0.00125802051759565" calcext:value-type="float">
            <text:p>0.00125802051759565</text:p>
          </table:table-cell>
          <table:table-cell table:formula="of:=STDEV([.H27:.H30])" office:value-type="float" office:value="0" calcext:value-type="float">
            <text:p>0</text:p>
          </table:table-cell>
          <table:table-cell/>
          <table:table-cell table:formula="of:=[.O32]*100" office:value-type="float" office:value="0.125802051759565" calcext:value-type="float">
            <text:p>0.125802051759565</text:p>
          </table:table-cell>
        </table:table-row>
        <table:table-row table:style-name="ro1">
          <table:table-cell table:number-columns-repeated="2"/>
          <table:table-cell office:value-type="float" office:value="257.036075592041" calcext:value-type="float">
            <text:p>257.036075592041</text:p>
          </table:table-cell>
          <table:table-cell office:value-type="float" office:value="0.0077457693" calcext:value-type="float">
            <text:p>0.0077457693</text:p>
          </table:table-cell>
          <table:table-cell office:value-type="float" office:value="0.9980277" calcext:value-type="float">
            <text:p>0.9980277</text:p>
          </table:table-cell>
          <table:table-cell office:value-type="float" office:value="4.759517" calcext:value-type="float">
            <text:p>4.759517</text:p>
          </table:table-cell>
          <table:table-cell office:value-type="float" office:value="0.5931995" calcext:value-type="float">
            <text:p>0.5931995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TDEV([.C31:.C34])" office:value-type="float" office:value="1.65016965636341" calcext:value-type="float">
            <text:p>1.65016965636341</text:p>
          </table:table-cell>
          <table:table-cell table:formula="of:=STDEV([.D31:.D34])" office:value-type="float" office:value="0.0199167862032236" calcext:value-type="float">
            <text:p>0.0199167862032236</text:p>
          </table:table-cell>
          <table:table-cell table:formula="of:=STDEV([.E31:.E34])" office:value-type="float" office:value="0.00304553930872133" calcext:value-type="float">
            <text:p>0.00304553930872133</text:p>
          </table:table-cell>
          <table:table-cell table:formula="of:=STDEV([.F31:.F34])" office:value-type="float" office:value="0.90804169058073" calcext:value-type="float">
            <text:p>0.90804169058073</text:p>
          </table:table-cell>
          <table:table-cell table:formula="of:=STDEV([.G31:.G34])" office:value-type="float" office:value="0.00125576269775255" calcext:value-type="float">
            <text:p>0.00125576269775255</text:p>
          </table:table-cell>
          <table:table-cell table:formula="of:=STDEV([.H31:.H34])" office:value-type="float" office:value="0" calcext:value-type="float">
            <text:p>0</text:p>
          </table:table-cell>
          <table:table-cell/>
          <table:table-cell table:formula="of:=[.O33]*100" office:value-type="float" office:value="0.125576269775255" calcext:value-type="float">
            <text:p>0.125576269775255</text:p>
          </table:table-cell>
        </table:table-row>
        <table:table-row table:style-name="ro1">
          <table:table-cell table:number-columns-repeated="2"/>
          <table:table-cell office:value-type="float" office:value="258.668360948563" calcext:value-type="float">
            <text:p>258.668360948563</text:p>
          </table:table-cell>
          <table:table-cell office:value-type="float" office:value="0.006158054" calcext:value-type="float">
            <text:p>0.006158054</text:p>
          </table:table-cell>
          <table:table-cell office:value-type="float" office:value="0.99818057" calcext:value-type="float">
            <text:p>0.99818057</text:p>
          </table:table-cell>
          <table:table-cell office:value-type="float" office:value="5.6142497" calcext:value-type="float">
            <text:p>5.6142497</text:p>
          </table:table-cell>
          <table:table-cell office:value-type="float" office:value="0.5939811" calcext:value-type="float">
            <text:p>0.5939811</text:p>
          </table:table-cell>
          <table:table-cell office:value-type="float" office:value="0.453607056091845" calcext:value-type="float">
            <text:p>0.45360705609184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STDEV([.C35:.C38])" office:value-type="float" office:value="0.697516784307011" calcext:value-type="float">
            <text:p>0.697516784307011</text:p>
          </table:table-cell>
          <table:table-cell table:formula="of:=STDEV([.D35:.D38])" office:value-type="float" office:value="0.0182570014049063" calcext:value-type="float">
            <text:p>0.0182570014049063</text:p>
          </table:table-cell>
          <table:table-cell table:formula="of:=STDEV([.E35:.E38])" office:value-type="float" office:value="0.00333103603971297" calcext:value-type="float">
            <text:p>0.00333103603971297</text:p>
          </table:table-cell>
          <table:table-cell table:formula="of:=STDEV([.F35:.F38])" office:value-type="float" office:value="0.160210393359607" calcext:value-type="float">
            <text:p>0.160210393359607</text:p>
          </table:table-cell>
          <table:table-cell table:formula="of:=STDEV([.G35:.G38])" office:value-type="float" office:value="0.00269610827366657" calcext:value-type="float">
            <text:p>0.00269610827366657</text:p>
          </table:table-cell>
          <table:table-cell table:formula="of:=STDEV([.H35:.H38])" office:value-type="float" office:value="0" calcext:value-type="float">
            <text:p>0</text:p>
          </table:table-cell>
          <table:table-cell/>
          <table:table-cell table:formula="of:=[.O34]*100" office:value-type="float" office:value="0.269610827366657" calcext:value-type="float">
            <text:p>0.26961082736665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40.461066007614" calcext:value-type="float">
            <text:p>240.461066007614</text:p>
          </table:table-cell>
          <table:table-cell office:value-type="float" office:value="0.055847365" calcext:value-type="float">
            <text:p>0.055847365</text:p>
          </table:table-cell>
          <table:table-cell office:value-type="float" office:value="0.98965514" calcext:value-type="float">
            <text:p>0.98965514</text:p>
          </table:table-cell>
          <table:table-cell office:value-type="float" office:value="3.7308264" calcext:value-type="float">
            <text:p>3.7308264</text:p>
          </table:table-cell>
          <table:table-cell office:value-type="float" office:value="0.5848403" calcext:value-type="float">
            <text:p>0.5848403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STDEV([.C39:.C42])" office:value-type="float" office:value="1.27406367359789" calcext:value-type="float">
            <text:p>1.27406367359789</text:p>
          </table:table-cell>
          <table:table-cell table:formula="of:=STDEV([.D39:.D42])" office:value-type="float" office:value="0.0114342306188644" calcext:value-type="float">
            <text:p>0.0114342306188644</text:p>
          </table:table-cell>
          <table:table-cell table:formula="of:=STDEV([.E39:.E42])" office:value-type="float" office:value="0.00188306696067877" calcext:value-type="float">
            <text:p>0.00188306696067877</text:p>
          </table:table-cell>
          <table:table-cell table:formula="of:=STDEV([.F39:.F42])" office:value-type="float" office:value="0.103646005153696" calcext:value-type="float">
            <text:p>0.103646005153696</text:p>
          </table:table-cell>
          <table:table-cell table:formula="of:=STDEV([.G39:.G42])" office:value-type="float" office:value="0.00119823137403981" calcext:value-type="float">
            <text:p>0.00119823137403981</text:p>
          </table:table-cell>
          <table:table-cell table:formula="of:=STDEV([.H39:.H42])" office:value-type="float" office:value="0" calcext:value-type="float">
            <text:p>0</text:p>
          </table:table-cell>
          <table:table-cell/>
          <table:table-cell table:formula="of:=[.O35]*100" office:value-type="float" office:value="0.119823137403981" calcext:value-type="float">
            <text:p>0.119823137403981</text:p>
          </table:table-cell>
        </table:table-row>
        <table:table-row table:style-name="ro1">
          <table:table-cell table:number-columns-repeated="2"/>
          <table:table-cell office:value-type="float" office:value="241.590327978134" calcext:value-type="float">
            <text:p>241.590327978134</text:p>
          </table:table-cell>
          <table:table-cell office:value-type="float" office:value="0.039028328" calcext:value-type="float">
            <text:p>0.039028328</text:p>
          </table:table-cell>
          <table:table-cell office:value-type="float" office:value="0.99349" calcext:value-type="float">
            <text:p>0.99349</text:p>
          </table:table-cell>
          <table:table-cell office:value-type="float" office:value="3.8641956" calcext:value-type="float">
            <text:p>3.8641956</text:p>
          </table:table-cell>
          <table:table-cell office:value-type="float" office:value="0.5845457" calcext:value-type="float">
            <text:p>0.5845457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TDEV([.C43:.C46])" office:value-type="float" office:value="1.59261898691295" calcext:value-type="float">
            <text:p>1.59261898691295</text:p>
          </table:table-cell>
          <table:table-cell table:formula="of:=STDEV([.D43:.D46])" office:value-type="float" office:value="0.0132442313675613" calcext:value-type="float">
            <text:p>0.0132442313675613</text:p>
          </table:table-cell>
          <table:table-cell table:formula="of:=STDEV([.E43:.E46])" office:value-type="float" office:value="0.00274047020809694" calcext:value-type="float">
            <text:p>0.00274047020809694</text:p>
          </table:table-cell>
          <table:table-cell table:formula="of:=STDEV([.F43:.F46])" office:value-type="float" office:value="0.0817594817907735" calcext:value-type="float">
            <text:p>0.0817594817907735</text:p>
          </table:table-cell>
          <table:table-cell table:formula="of:=STDEV([.G43:.G46])" office:value-type="float" office:value="0.00165698184593758" calcext:value-type="float">
            <text:p>0.00165698184593758</text:p>
          </table:table-cell>
          <table:table-cell table:formula="of:=STDEV([.H43:.H46])" office:value-type="float" office:value="0" calcext:value-type="float">
            <text:p>0</text:p>
          </table:table-cell>
          <table:table-cell/>
          <table:table-cell table:formula="of:=[.O36]*100" office:value-type="float" office:value="0.165698184593758" calcext:value-type="float">
            <text:p>0.165698184593758</text:p>
          </table:table-cell>
        </table:table-row>
        <table:table-row table:style-name="ro1">
          <table:table-cell table:number-columns-repeated="2"/>
          <table:table-cell office:value-type="float" office:value="241.480672597885" calcext:value-type="float">
            <text:p>241.480672597885</text:p>
          </table:table-cell>
          <table:table-cell office:value-type="float" office:value="0.020537712" calcext:value-type="float">
            <text:p>0.020537712</text:p>
          </table:table-cell>
          <table:table-cell office:value-type="float" office:value="0.99633104" calcext:value-type="float">
            <text:p>0.99633104</text:p>
          </table:table-cell>
          <table:table-cell office:value-type="float" office:value="4.006511" calcext:value-type="float">
            <text:p>4.006511</text:p>
          </table:table-cell>
          <table:table-cell office:value-type="float" office:value="0.5885233" calcext:value-type="float">
            <text:p>0.5885233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TDEV([.C47:.C50])" office:value-type="float" office:value="1.09431015354973" calcext:value-type="float">
            <text:p>1.09431015354973</text:p>
          </table:table-cell>
          <table:table-cell table:formula="of:=STDEV([.D47:.D50])" office:value-type="float" office:value="0.541335874790693" calcext:value-type="float">
            <text:p>0.541335874790693</text:p>
          </table:table-cell>
          <table:table-cell table:formula="of:=STDEV([.E47:.E50])" office:value-type="float" office:value="0.128079549199403" calcext:value-type="float">
            <text:p>0.128079549199403</text:p>
          </table:table-cell>
          <table:table-cell table:formula="of:=STDEV([.F47:.F50])" office:value-type="float" office:value="0.662658722361355" calcext:value-type="float">
            <text:p>0.662658722361355</text:p>
          </table:table-cell>
          <table:table-cell table:formula="of:=STDEV([.G47:.G50])" office:value-type="float" office:value="0.00154202566587754" calcext:value-type="float">
            <text:p>0.00154202566587754</text:p>
          </table:table-cell>
          <table:table-cell table:formula="of:=STDEV([.H47:.H50])" office:value-type="float" office:value="0" calcext:value-type="float">
            <text:p>0</text:p>
          </table:table-cell>
          <table:table-cell/>
          <table:table-cell table:formula="of:=[.O37]*100" office:value-type="float" office:value="0.154202566587754" calcext:value-type="float">
            <text:p>0.154202566587754</text:p>
          </table:table-cell>
        </table:table-row>
        <table:table-row table:style-name="ro1">
          <table:table-cell table:number-columns-repeated="2"/>
          <table:table-cell office:value-type="float" office:value="240.222388982773" calcext:value-type="float">
            <text:p>240.222388982773</text:p>
          </table:table-cell>
          <table:table-cell office:value-type="float" office:value="0.0160776" calcext:value-type="float">
            <text:p>0.0160776</text:p>
          </table:table-cell>
          <table:table-cell office:value-type="float" office:value="0.9969603" calcext:value-type="float">
            <text:p>0.9969603</text:p>
          </table:table-cell>
          <table:table-cell office:value-type="float" office:value="4.095177" calcext:value-type="float">
            <text:p>4.095177</text:p>
          </table:table-cell>
          <table:table-cell office:value-type="float" office:value="0.5899669" calcext:value-type="float">
            <text:p>0.5899669</text:p>
          </table:table-cell>
          <table:table-cell office:value-type="float" office:value="0.521652548749812" calcext:value-type="float">
            <text:p>0.5216525487498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TDEV([.C51:.C55])" office:value-type="float" office:value="0.561131911511705" calcext:value-type="float">
            <text:p>0.561131911511705</text:p>
          </table:table-cell>
          <table:table-cell table:formula="of:=STDEV([.D51:.D55])" office:value-type="float" office:value="0.532364692974291" calcext:value-type="float">
            <text:p>0.532364692974291</text:p>
          </table:table-cell>
          <table:table-cell table:formula="of:=STDEV([.E51:.E55])" office:value-type="float" office:value="0.127187776945357" calcext:value-type="float">
            <text:p>0.127187776945357</text:p>
          </table:table-cell>
          <table:table-cell table:formula="of:=STDEV([.F51:.F55])" office:value-type="float" office:value="0.70401462270973" calcext:value-type="float">
            <text:p>0.70401462270973</text:p>
          </table:table-cell>
          <table:table-cell table:formula="of:=STDEV([.G51:.G55])" office:value-type="float" office:value="0.00577304569482348" calcext:value-type="float">
            <text:p>0.00577304569482348</text:p>
          </table:table-cell>
          <table:table-cell table:formula="of:=STDEV([.H51:.H55])" office:value-type="float" office:value="0" calcext:value-type="float">
            <text:p>0</text:p>
          </table:table-cell>
          <table:table-cell/>
          <table:table-cell table:formula="of:=[.O38]*100" office:value-type="float" office:value="0.577304569482348" calcext:value-type="float">
            <text:p>0.57730456948234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37.341791391373" calcext:value-type="float">
            <text:p>237.341791391373</text:p>
          </table:table-cell>
          <table:table-cell office:value-type="float" office:value="0.04644592" calcext:value-type="float">
            <text:p>0.04644592</text:p>
          </table:table-cell>
          <table:table-cell office:value-type="float" office:value="0.9919432" calcext:value-type="float">
            <text:p>0.9919432</text:p>
          </table:table-cell>
          <table:table-cell office:value-type="float" office:value="3.799802" calcext:value-type="float">
            <text:p>3.799802</text:p>
          </table:table-cell>
          <table:table-cell office:value-type="float" office:value="0.5816397" calcext:value-type="float">
            <text:p>0.5816397</text:p>
          </table:table-cell>
          <table:table-cell office:value-type="float" office:value="0.588085588975125" calcext:value-type="float">
            <text:p>0.58808558897512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TDEV([.C56:.C59])" office:value-type="float" office:value="0.701084487996202" calcext:value-type="float">
            <text:p>0.701084487996202</text:p>
          </table:table-cell>
          <table:table-cell table:formula="of:=STDEV([.D56:.D59])" office:value-type="float" office:value="0.737184127622914" calcext:value-type="float">
            <text:p>0.737184127622914</text:p>
          </table:table-cell>
          <table:table-cell table:formula="of:=STDEV([.E56:.E59])" office:value-type="float" office:value="0.156987793144276" calcext:value-type="float">
            <text:p>0.156987793144276</text:p>
          </table:table-cell>
          <table:table-cell table:formula="of:=STDEV([.F56:.F59])" office:value-type="float" office:value="0.733244147696993" calcext:value-type="float">
            <text:p>0.733244147696993</text:p>
          </table:table-cell>
          <table:table-cell table:formula="of:=STDEV([.G56:.G59])" office:value-type="float" office:value="0.0148901578557949" calcext:value-type="float">
            <text:p>0.0148901578557949</text:p>
          </table:table-cell>
          <table:table-cell table:formula="of:=STDEV([.H56:.H59])" office:value-type="float" office:value="0" calcext:value-type="float">
            <text:p>0</text:p>
          </table:table-cell>
          <table:table-cell/>
          <table:table-cell table:formula="of:=[.O39]*100" office:value-type="float" office:value="1.48901578557949" calcext:value-type="float">
            <text:p>1.48901578557949</text:p>
          </table:table-cell>
        </table:table-row>
        <table:table-row table:style-name="ro1">
          <table:table-cell table:number-columns-repeated="2"/>
          <table:table-cell office:value-type="float" office:value="235.917588472366" calcext:value-type="float">
            <text:p>235.917588472366</text:p>
          </table:table-cell>
          <table:table-cell office:value-type="float" office:value="0.04413975" calcext:value-type="float">
            <text:p>0.04413975</text:p>
          </table:table-cell>
          <table:table-cell office:value-type="float" office:value="0.99234724" calcext:value-type="float">
            <text:p>0.99234724</text:p>
          </table:table-cell>
          <table:table-cell office:value-type="float" office:value="3.8169556" calcext:value-type="float">
            <text:p>3.8169556</text:p>
          </table:table-cell>
          <table:table-cell office:value-type="float" office:value="0.5818117" calcext:value-type="float">
            <text:p>0.5818117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8.880732774734" calcext:value-type="float">
            <text:p>238.880732774734</text:p>
          </table:table-cell>
          <table:table-cell office:value-type="float" office:value="0.042520955" calcext:value-type="float">
            <text:p>0.042520955</text:p>
          </table:table-cell>
          <table:table-cell office:value-type="float" office:value="0.9927343" calcext:value-type="float">
            <text:p>0.9927343</text:p>
          </table:table-cell>
          <table:table-cell office:value-type="float" office:value="3.8243048" calcext:value-type="float">
            <text:p>3.8243048</text:p>
          </table:table-cell>
          <table:table-cell office:value-type="float" office:value="0.58367676" calcext:value-type="float">
            <text:p>0.58367676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8.177875041962" calcext:value-type="float">
            <text:p>238.177875041962</text:p>
          </table:table-cell>
          <table:table-cell office:value-type="float" office:value="0.021728396" calcext:value-type="float">
            <text:p>0.021728396</text:p>
          </table:table-cell>
          <table:table-cell office:value-type="float" office:value="0.9960519" calcext:value-type="float">
            <text:p>0.9960519</text:p>
          </table:table-cell>
          <table:table-cell office:value-type="float" office:value="4.01996" calcext:value-type="float">
            <text:p>4.01996</text:p>
          </table:table-cell>
          <table:table-cell office:value-type="float" office:value="0.58390564" calcext:value-type="float">
            <text:p>0.58390564</text:p>
          </table:table-cell>
          <table:table-cell office:value-type="float" office:value="0.588085588975125" calcext:value-type="float">
            <text:p>0.588085588975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19.953902482986" calcext:value-type="float">
            <text:p>219.953902482986</text:p>
          </table:table-cell>
          <table:table-cell office:value-type="float" office:value="0.06176098" calcext:value-type="float">
            <text:p>0.06176098</text:p>
          </table:table-cell>
          <table:table-cell office:value-type="float" office:value="0.9882572" calcext:value-type="float">
            <text:p>0.9882572</text:p>
          </table:table-cell>
          <table:table-cell office:value-type="float" office:value="3.7544374" calcext:value-type="float">
            <text:p>3.7544374</text:p>
          </table:table-cell>
          <table:table-cell office:value-type="float" office:value="0.57680917" calcext:value-type="float">
            <text:p>0.57680917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3.629901409149" calcext:value-type="float">
            <text:p>223.629901409149</text:p>
          </table:table-cell>
          <table:table-cell office:value-type="float" office:value="0.051093638" calcext:value-type="float">
            <text:p>0.051093638</text:p>
          </table:table-cell>
          <table:table-cell office:value-type="float" office:value="0.99076384" calcext:value-type="float">
            <text:p>0.99076384</text:p>
          </table:table-cell>
          <table:table-cell office:value-type="float" office:value="3.8093758" calcext:value-type="float">
            <text:p>3.8093758</text:p>
          </table:table-cell>
          <table:table-cell office:value-type="float" office:value="0.5761626" calcext:value-type="float">
            <text:p>0.5761626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1.269168376923" calcext:value-type="float">
            <text:p>221.269168376923</text:p>
          </table:table-cell>
          <table:table-cell office:value-type="float" office:value="0.036488198" calcext:value-type="float">
            <text:p>0.036488198</text:p>
          </table:table-cell>
          <table:table-cell office:value-type="float" office:value="0.99365664" calcext:value-type="float">
            <text:p>0.99365664</text:p>
          </table:table-cell>
          <table:table-cell office:value-type="float" office:value="3.9085155" calcext:value-type="float">
            <text:p>3.9085155</text:p>
          </table:table-cell>
          <table:table-cell office:value-type="float" office:value="0.57880175" calcext:value-type="float">
            <text:p>0.57880175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0.672032594681" calcext:value-type="float">
            <text:p>220.672032594681</text:p>
          </table:table-cell>
          <table:table-cell office:value-type="float" office:value="0.0332769" calcext:value-type="float">
            <text:p>0.0332769</text:p>
          </table:table-cell>
          <table:table-cell office:value-type="float" office:value="0.99414396" calcext:value-type="float">
            <text:p>0.99414396</text:p>
          </table:table-cell>
          <table:table-cell office:value-type="float" office:value="3.9264696" calcext:value-type="float">
            <text:p>3.9264696</text:p>
          </table:table-cell>
          <table:table-cell office:value-type="float" office:value="0.5796943" calcext:value-type="float">
            <text:p>0.5796943</text:p>
          </table:table-cell>
          <table:table-cell office:value-type="float" office:value="0.652906176767785" calcext:value-type="float">
            <text:p>0.652906176767785</text:p>
          </table:table-cell>
          <table:table-cell table:number-columns-repeated="7"/>
          <table:table-cell office:value-type="float" office:value="0.0000822838999999798" calcext:value-type="float">
            <text:p>8.22838999999798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5.846686840057" calcext:value-type="float">
            <text:p>205.846686840057</text:p>
          </table:table-cell>
          <table:table-cell office:value-type="float" office:value="1.1430622" calcext:value-type="float">
            <text:p>1.1430622</text:p>
          </table:table-cell>
          <table:table-cell office:value-type="float" office:value="0.7324051" calcext:value-type="float">
            <text:p>0.7324051</text:p>
          </table:table-cell>
          <table:table-cell office:value-type="float" office:value="2.73603" calcext:value-type="float">
            <text:p>2.73603</text:p>
          </table:table-cell>
          <table:table-cell office:value-type="float" office:value="0.5516074" calcext:value-type="float">
            <text:p>0.551607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7"/>
          <table:table-cell office:value-type="float" office:value="0.00174783889999985" calcext:value-type="float">
            <text:p>0.001747838899999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.025543212891" calcext:value-type="float">
            <text:p>207.025543212891</text:p>
          </table:table-cell>
          <table:table-cell office:value-type="float" office:value="0.06936956" calcext:value-type="float">
            <text:p>0.06936956</text:p>
          </table:table-cell>
          <table:table-cell office:value-type="float" office:value="0.9864612" calcext:value-type="float">
            <text:p>0.9864612</text:p>
          </table:table-cell>
          <table:table-cell office:value-type="float" office:value="4.055359" calcext:value-type="float">
            <text:p>4.055359</text:p>
          </table:table-cell>
          <table:table-cell office:value-type="float" office:value="0.550674" calcext:value-type="float">
            <text:p>0.55067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7"/>
          <table:table-cell office:value-type="float" office:value="0.00696256390000005" calcext:value-type="float">
            <text:p>0.00696256390000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.375187397003" calcext:value-type="float">
            <text:p>208.375187397003</text:p>
          </table:table-cell>
          <table:table-cell office:value-type="float" office:value="0.05912955" calcext:value-type="float">
            <text:p>0.05912955</text:p>
          </table:table-cell>
          <table:table-cell office:value-type="float" office:value="0.9889793" calcext:value-type="float">
            <text:p>0.9889793</text:p>
          </table:table-cell>
          <table:table-cell office:value-type="float" office:value="4.042164" calcext:value-type="float">
            <text:p>4.042164</text:p>
          </table:table-cell>
          <table:table-cell office:value-type="float" office:value="0.5539114" calcext:value-type="float">
            <text:p>0.5539114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7"/>
          <table:table-cell office:value-type="float" office:value="0.00746341639999992" calcext:value-type="float">
            <text:p>0.007463416399999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.804529905319" calcext:value-type="float">
            <text:p>207.804529905319</text:p>
          </table:table-cell>
          <table:table-cell office:value-type="float" office:value="0.052926984" calcext:value-type="float">
            <text:p>0.052926984</text:p>
          </table:table-cell>
          <table:table-cell office:value-type="float" office:value="0.99019545" calcext:value-type="float">
            <text:p>0.99019545</text:p>
          </table:table-cell>
          <table:table-cell office:value-type="float" office:value="4.085062" calcext:value-type="float">
            <text:p>4.085062</text:p>
          </table:table-cell>
          <table:table-cell office:value-type="float" office:value="0.55351573" calcext:value-type="float">
            <text:p>0.55351573</text:p>
          </table:table-cell>
          <table:table-cell office:value-type="float" office:value="0.716114312127792" calcext:value-type="float">
            <text:p>0.716114312127792</text:p>
          </table:table-cell>
          <table:table-cell table:number-columns-repeated="7"/>
          <table:table-cell office:value-type="float" office:value="0.0200860089" calcext:value-type="float">
            <text:p>0.0200860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87.634718894959" calcext:value-type="float">
            <text:p>187.634718894959</text:p>
          </table:table-cell>
          <table:table-cell office:value-type="float" office:value="0.9610992" calcext:value-type="float">
            <text:p>0.9610992</text:p>
          </table:table-cell>
          <table:table-cell office:value-type="float" office:value="0.7683702" calcext:value-type="float">
            <text:p>0.7683702</text:p>
          </table:table-cell>
          <table:table-cell office:value-type="float" office:value="2.8283503" calcext:value-type="float">
            <text:p>2.8283503</text:p>
          </table:table-cell>
          <table:table-cell office:value-type="float" office:value="0.5534359" calcext:value-type="float">
            <text:p>0.5534359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7"/>
          <table:table-cell office:value-type="float" office:value="0.0258088364" calcext:value-type="float">
            <text:p>0.0258088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.230628728867" calcext:value-type="float">
            <text:p>187.230628728867</text:p>
          </table:table-cell>
          <table:table-cell office:value-type="float" office:value="1.1386435" calcext:value-type="float">
            <text:p>1.1386435</text:p>
          </table:table-cell>
          <table:table-cell office:value-type="float" office:value="0.7343522" calcext:value-type="float">
            <text:p>0.7343522</text:p>
          </table:table-cell>
          <table:table-cell office:value-type="float" office:value="2.737734" calcext:value-type="float">
            <text:p>2.737734</text:p>
          </table:table-cell>
          <table:table-cell office:value-type="float" office:value="0.5533553" calcext:value-type="float">
            <text:p>0.5533553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7"/>
          <table:table-cell office:value-type="float" office:value="0.0245529714" calcext:value-type="float">
            <text:p>0.0245529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.460970401764" calcext:value-type="float">
            <text:p>186.460970401764</text:p>
          </table:table-cell>
          <table:table-cell office:value-type="float" office:value="0.09355055" calcext:value-type="float">
            <text:p>0.09355055</text:p>
          </table:table-cell>
          <table:table-cell office:value-type="float" office:value="0.98007387" calcext:value-type="float">
            <text:p>0.98007387</text:p>
          </table:table-cell>
          <table:table-cell office:value-type="float" office:value="4.047012" calcext:value-type="float">
            <text:p>4.047012</text:p>
          </table:table-cell>
          <table:table-cell office:value-type="float" office:value="0.5416602" calcext:value-type="float">
            <text:p>0.5416602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7"/>
          <table:table-cell office:value-type="float" office:value="0.0351855088999999" calcext:value-type="float">
            <text:p>0.0351855088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.270253896713" calcext:value-type="float">
            <text:p>186.270253896713</text:p>
          </table:table-cell>
          <table:table-cell office:value-type="float" office:value="0.08709437" calcext:value-type="float">
            <text:p>0.08709437</text:p>
          </table:table-cell>
          <table:table-cell office:value-type="float" office:value="0.982164" calcext:value-type="float">
            <text:p>0.982164</text:p>
          </table:table-cell>
          <table:table-cell office:value-type="float" office:value="4.0536137" calcext:value-type="float">
            <text:p>4.0536137</text:p>
          </table:table-cell>
          <table:table-cell office:value-type="float" office:value="0.54377174" calcext:value-type="float">
            <text:p>0.54377174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7"/>
          <table:table-cell office:value-type="float" office:value="0.0415331989" calcext:value-type="float">
            <text:p>0.04153319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.737029314041" calcext:value-type="float">
            <text:p>186.737029314041</text:p>
          </table:table-cell>
          <table:table-cell office:value-type="float" office:value="0.07369389" calcext:value-type="float">
            <text:p>0.07369389</text:p>
          </table:table-cell>
          <table:table-cell office:value-type="float" office:value="0.9852858" calcext:value-type="float">
            <text:p>0.9852858</text:p>
          </table:table-cell>
          <table:table-cell office:value-type="float" office:value="4.0989933" calcext:value-type="float">
            <text:p>4.0989933</text:p>
          </table:table-cell>
          <table:table-cell office:value-type="float" office:value="0.5434426" calcext:value-type="float">
            <text:p>0.5434426</text:p>
          </table:table-cell>
          <table:table-cell office:value-type="float" office:value="0.777709995055146" calcext:value-type="float">
            <text:p>0.777709995055146</text:p>
          </table:table-cell>
          <table:table-cell table:number-columns-repeated="7"/>
          <table:table-cell office:value-type="float" office:value="0.0457437988999999" calcext:value-type="float">
            <text:p>0.0457437988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8.292349100113" calcext:value-type="float">
            <text:p>168.292349100113</text:p>
          </table:table-cell>
          <table:table-cell office:value-type="float" office:value="1.6329446" calcext:value-type="float">
            <text:p>1.6329446</text:p>
          </table:table-cell>
          <table:table-cell office:value-type="float" office:value="0.6484803" calcext:value-type="float">
            <text:p>0.6484803</text:p>
          </table:table-cell>
          <table:table-cell office:value-type="float" office:value="2.6810477" calcext:value-type="float">
            <text:p>2.6810477</text:p>
          </table:table-cell>
          <table:table-cell office:value-type="float" office:value="0.53953314" calcext:value-type="float">
            <text:p>0.53953314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7"/>
          <table:table-cell office:value-type="float" office:value="0.0506352939" calcext:value-type="float">
            <text:p>0.0506352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.143310785294" calcext:value-type="float">
            <text:p>169.143310785294</text:p>
          </table:table-cell>
          <table:table-cell office:value-type="float" office:value="0.16957793" calcext:value-type="float">
            <text:p>0.16957793</text:p>
          </table:table-cell>
          <table:table-cell office:value-type="float" office:value="0.9585793" calcext:value-type="float">
            <text:p>0.9585793</text:p>
          </table:table-cell>
          <table:table-cell office:value-type="float" office:value="4.143481" calcext:value-type="float">
            <text:p>4.143481</text:p>
          </table:table-cell>
          <table:table-cell office:value-type="float" office:value="0.5066188" calcext:value-type="float">
            <text:p>0.5066188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7"/>
          <table:table-cell office:value-type="float" office:value="0.0760751164" calcext:value-type="float">
            <text:p>0.0760751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.237736463547" calcext:value-type="float">
            <text:p>168.237736463547</text:p>
          </table:table-cell>
          <table:table-cell office:value-type="float" office:value="0.15800035" calcext:value-type="float">
            <text:p>0.15800035</text:p>
          </table:table-cell>
          <table:table-cell office:value-type="float" office:value="0.9625386" calcext:value-type="float">
            <text:p>0.9625386</text:p>
          </table:table-cell>
          <table:table-cell office:value-type="float" office:value="4.15905" calcext:value-type="float">
            <text:p>4.15905</text:p>
          </table:table-cell>
          <table:table-cell office:value-type="float" office:value="0.51096797" calcext:value-type="float">
            <text:p>0.51096797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7"/>
          <table:table-cell office:value-type="float" office:value="0.0813691008999999" calcext:value-type="float">
            <text:p>0.0813691008999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.688480377197" calcext:value-type="float">
            <text:p>169.688480377197</text:p>
          </table:table-cell>
          <table:table-cell office:value-type="float" office:value="0.14845434" calcext:value-type="float">
            <text:p>0.14845434</text:p>
          </table:table-cell>
          <table:table-cell office:value-type="float" office:value="0.9660708" calcext:value-type="float">
            <text:p>0.9660708</text:p>
          </table:table-cell>
          <table:table-cell office:value-type="float" office:value="4.139792" calcext:value-type="float">
            <text:p>4.139792</text:p>
          </table:table-cell>
          <table:table-cell office:value-type="float" office:value="0.5131819" calcext:value-type="float">
            <text:p>0.5131819</text:p>
          </table:table-cell>
          <table:table-cell office:value-type="float" office:value="0.837693225549846" calcext:value-type="float">
            <text:p>0.837693225549846</text:p>
          </table:table-cell>
          <table:table-cell table:number-columns-repeated="7"/>
          <table:table-cell office:value-type="float" office:value="0.1109267964" calcext:value-type="float">
            <text:p>0.11092679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  <table:table-cell office:value-type="float" office:value="55000000" calcext:value-type="float">
            <text:p>550000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415.676674127579" calcext:value-type="float">
            <text:p>415.676674127579</text:p>
          </table:table-cell>
          <table:table-cell office:value-type="float" office:value="-0.0678600606282114" calcext:value-type="float">
            <text:p>-0.0678600606282114</text:p>
          </table:table-cell>
          <table:table-cell table:formula="of:=[.P46]*100" office:value-type="float" office:value="0.00822838999999798" calcext:value-type="float">
            <text:p>0.00822838999999798</text:p>
          </table:table-cell>
          <table:table-cell table:formula="of:=[.Q$60]*(1-[.O61])" office:value-type="float" office:value="58732303.3345516" calcext:value-type="float">
            <text:p>58732303.334551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392.536250034968" calcext:value-type="float">
            <text:p>392.536250034968</text:p>
          </table:table-cell>
          <table:table-cell office:value-type="float" office:value="0.0114725990583278" calcext:value-type="float">
            <text:p>0.0114725990583278</text:p>
          </table:table-cell>
          <table:table-cell table:formula="of:=[.P47]*100" office:value-type="float" office:value="0.174783889999985" calcext:value-type="float">
            <text:p>0.174783889999985</text:p>
          </table:table-cell>
          <table:table-cell table:formula="of:=[.Q$60]*(1-[.O62])" office:value-type="float" office:value="54369007.051792" calcext:value-type="float">
            <text:p>54369007.05179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364.824349999428" calcext:value-type="float">
            <text:p>364.824349999428</text:p>
          </table:table-cell>
          <table:table-cell office:value-type="float" office:value="0.0891928063122138" calcext:value-type="float">
            <text:p>0.0891928063122138</text:p>
          </table:table-cell>
          <table:table-cell table:formula="of:=[.P48]*100" office:value-type="float" office:value="0.696256390000005" calcext:value-type="float">
            <text:p>0.696256390000005</text:p>
          </table:table-cell>
          <table:table-cell table:formula="of:=[.Q$60]*(1-[.O63])" office:value-type="float" office:value="50094395.6528282" calcext:value-type="float">
            <text:p>50094395.652828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334.826527774334" calcext:value-type="float">
            <text:p>334.826527774334</text:p>
          </table:table-cell>
          <table:table-cell office:value-type="float" office:value="0.165300561133447" calcext:value-type="float">
            <text:p>0.165300561133447</text:p>
          </table:table-cell>
          <table:table-cell table:formula="of:=[.P49]*100" office:value-type="float" office:value="0.746341639999992" calcext:value-type="float">
            <text:p>0.746341639999992</text:p>
          </table:table-cell>
          <table:table-cell table:formula="of:=[.Q$60]*(1-[.O64])" office:value-type="float" office:value="45908469.1376604" calcext:value-type="float">
            <text:p>45908469.137660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317.038413047791" calcext:value-type="float">
            <text:p>317.038413047791</text:p>
          </table:table-cell>
          <table:table-cell office:value-type="float" office:value="0.239795863522026" calcext:value-type="float">
            <text:p>0.239795863522026</text:p>
          </table:table-cell>
          <table:table-cell table:formula="of:=[.P50]*100" office:value-type="float" office:value="2.00860089" calcext:value-type="float">
            <text:p>2.00860089</text:p>
          </table:table-cell>
          <table:table-cell table:formula="of:=[.Q$60]*(1-[.O65])" office:value-type="float" office:value="41811227.5062886" calcext:value-type="float">
            <text:p>41811227.506288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287.226558208466" calcext:value-type="float">
            <text:p>287.226558208466</text:p>
          </table:table-cell>
          <table:table-cell office:value-type="float" office:value="0.312678713477952" calcext:value-type="float">
            <text:p>0.312678713477952</text:p>
          </table:table-cell>
          <table:table-cell table:formula="of:=[.P51]*100" office:value-type="float" office:value="2.58088364" calcext:value-type="float">
            <text:p>2.58088364</text:p>
          </table:table-cell>
          <table:table-cell table:formula="of:=[.Q$60]*(1-[.O66])" office:value-type="float" office:value="37802670.7587126" calcext:value-type="float">
            <text:p>37802670.758712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273.050622463226" calcext:value-type="float">
            <text:p>273.050622463226</text:p>
          </table:table-cell>
          <table:table-cell office:value-type="float" office:value="0.383949111001225" calcext:value-type="float">
            <text:p>0.383949111001225</text:p>
          </table:table-cell>
          <table:table-cell table:formula="of:=[.P52]*100" office:value-type="float" office:value="2.45529714" calcext:value-type="float">
            <text:p>2.45529714</text:p>
          </table:table-cell>
          <table:table-cell table:formula="of:=[.Q$60]*(1-[.O67])" office:value-type="float" office:value="33882798.8949326" calcext:value-type="float">
            <text:p>33882798.894932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58.66442155838" calcext:value-type="float">
            <text:p>258.66442155838</text:p>
          </table:table-cell>
          <table:table-cell office:value-type="float" office:value="0.453607056091845" calcext:value-type="float">
            <text:p>0.453607056091845</text:p>
          </table:table-cell>
          <table:table-cell table:formula="of:=[.P53]*100" office:value-type="float" office:value="3.51855088999999" calcext:value-type="float">
            <text:p>3.51855088999999</text:p>
          </table:table-cell>
          <table:table-cell table:formula="of:=[.Q$60]*(1-[.O68])" office:value-type="float" office:value="30051611.9149485" calcext:value-type="float">
            <text:p>30051611.914948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240.938613891602" calcext:value-type="float">
            <text:p>240.938613891602</text:p>
          </table:table-cell>
          <table:table-cell office:value-type="float" office:value="0.521652548749812" calcext:value-type="float">
            <text:p>0.521652548749812</text:p>
          </table:table-cell>
          <table:table-cell table:formula="of:=[.P54]*100" office:value-type="float" office:value="4.15331989" calcext:value-type="float">
            <text:p>4.15331989</text:p>
          </table:table-cell>
          <table:table-cell table:formula="of:=[.Q$60]*(1-[.O69])" office:value-type="float" office:value="26309109.8187603" calcext:value-type="float">
            <text:p>26309109.81876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37.579496920109" calcext:value-type="float">
            <text:p>237.579496920109</text:p>
          </table:table-cell>
          <table:table-cell office:value-type="float" office:value="0.588085588975125" calcext:value-type="float">
            <text:p>0.588085588975125</text:p>
          </table:table-cell>
          <table:table-cell table:formula="of:=[.P55]*100" office:value-type="float" office:value="4.57437988999999" calcext:value-type="float">
            <text:p>4.57437988999999</text:p>
          </table:table-cell>
          <table:table-cell table:formula="of:=[.Q$60]*(1-[.O70])" office:value-type="float" office:value="22655292.6063681" calcext:value-type="float">
            <text:p>22655292.606368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21.381251215935" calcext:value-type="float">
            <text:p>221.381251215935</text:p>
          </table:table-cell>
          <table:table-cell office:value-type="float" office:value="0.652906176767785" calcext:value-type="float">
            <text:p>0.652906176767785</text:p>
          </table:table-cell>
          <table:table-cell table:formula="of:=[.P56]*100" office:value-type="float" office:value="5.06352939" calcext:value-type="float">
            <text:p>5.06352939</text:p>
          </table:table-cell>
          <table:table-cell table:formula="of:=[.Q$60]*(1-[.O71])" office:value-type="float" office:value="19090160.2777718" calcext:value-type="float">
            <text:p>19090160.277771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207.262986838817" calcext:value-type="float">
            <text:p>207.262986838817</text:p>
          </table:table-cell>
          <table:table-cell office:value-type="float" office:value="0.716114312127792" calcext:value-type="float">
            <text:p>0.716114312127792</text:p>
          </table:table-cell>
          <table:table-cell table:formula="of:=[.P57]*100" office:value-type="float" office:value="7.60751164" calcext:value-type="float">
            <text:p>7.60751164</text:p>
          </table:table-cell>
          <table:table-cell table:formula="of:=[.Q$60]*(1-[.O72])" office:value-type="float" office:value="15613712.8329714" calcext:value-type="float">
            <text:p>15613712.832971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86.866720247269" calcext:value-type="float">
            <text:p>186.866720247269</text:p>
          </table:table-cell>
          <table:table-cell office:value-type="float" office:value="0.777709995055146" calcext:value-type="float">
            <text:p>0.777709995055146</text:p>
          </table:table-cell>
          <table:table-cell table:formula="of:=[.P58]*100" office:value-type="float" office:value="8.13691008999999" calcext:value-type="float">
            <text:p>8.13691008999999</text:p>
          </table:table-cell>
          <table:table-cell table:formula="of:=[.Q$60]*(1-[.O73])" office:value-type="float" office:value="12225950.271967" calcext:value-type="float">
            <text:p>12225950.27196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68.840469181538" calcext:value-type="float">
            <text:p>168.840469181538</text:p>
          </table:table-cell>
          <table:table-cell office:value-type="float" office:value="0.837693225549846" calcext:value-type="float">
            <text:p>0.837693225549846</text:p>
          </table:table-cell>
          <table:table-cell table:formula="of:=[.P59]*100" office:value-type="float" office:value="11.09267964" calcext:value-type="float">
            <text:p>11.09267964</text:p>
          </table:table-cell>
          <table:table-cell table:formula="of:=[.Q$60]*(1-[.O74])" office:value-type="float" office:value="8926872.59475847" calcext:value-type="float">
            <text:p>8926872.594758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3:37:57.483529404</meta:creation-date>
    <meta:generator>LibreOffice/7.3.7.2$Linux_X86_64 LibreOffice_project/30$Build-2</meta:generator>
    <dc:date>2022-12-16T19:36:02.963326114</dc:date>
    <meta:editing-duration>PT2H1M4S</meta:editing-duration>
    <meta:editing-cycles>4</meta:editing-cycles>
    <meta:document-statistic meta:table-count="2" meta:cell-count="920" meta:object-count="0"/>
    <meta:user-defined meta:name="date">YYYY-12-DDT13:53:23.177</meta:user-defined>
  </office:meta>
</office:document-meta>
</file>